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1"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4"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8"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9" style:family="paragraph" style:parent-style-name="Text_20_body">
      <style:paragraph-properties fo:margin-left="0cm" fo:margin-right="0cm" fo:text-align="end" style:justify-single-word="false" fo:text-indent="0.499cm" style:auto-text-indent="false"/>
    </style:style>
    <style:style style:name="P90"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1"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3"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4" style:family="paragraph" style:parent-style-name="Standard">
      <style:paragraph-properties fo:margin-left="0cm" fo:margin-right="0cm" fo:text-align="justify" style:justify-single-word="false" fo:text-indent="0.499cm" style:auto-text-indent="false"/>
    </style:style>
    <style:style style:name="P95" style:family="paragraph" style:parent-style-name="Standard">
      <style:paragraph-properties fo:margin-left="0cm" fo:margin-right="0cm" fo:text-align="justify" style:justify-single-word="false" fo:text-indent="0.499cm" style:auto-text-indent="false"/>
      <style:text-properties fo:language="ru" fo:country="RU"/>
    </style:style>
    <style:style style:name="P96"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7"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9"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1"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16"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17"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8"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2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7" style:family="paragraph" style:parent-style-name="Text_20_body">
      <style:text-properties fo:language="ru" fo:country="RU"/>
    </style:style>
    <style:style style:name="P128"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9" style:family="paragraph" style:parent-style-name="Text_20_body">
      <style:paragraph-properties fo:text-align="center" style:justify-single-word="false"/>
    </style:style>
    <style:style style:name="P130" style:family="paragraph" style:parent-style-name="First_20_line_20_indent">
      <style:text-properties fo:language="ru" fo:country="RU"/>
    </style:style>
    <style:style style:name="P131" style:family="paragraph" style:parent-style-name="First_20_line_20_indent">
      <style:paragraph-properties fo:text-align="justify" style:justify-single-word="false"/>
      <style:text-properties fo:language="ru" fo:country="RU"/>
    </style:style>
    <style:style style:name="P132" style:family="paragraph" style:parent-style-name="First_20_line_20_indent">
      <style:text-properties fo:font-size="15pt" fo:language="ru" fo:country="RU" style:font-size-asian="15pt" style:font-size-complex="15pt"/>
    </style:style>
    <style:style style:name="P133" style:family="paragraph" style:parent-style-name="First_20_line_20_indent">
      <style:text-properties fo:font-size="12pt" fo:language="ru" fo:country="RU" style:font-size-asian="12pt" style:font-size-complex="12pt"/>
    </style:style>
    <style:style style:name="P134" style:family="paragraph" style:parent-style-name="First_20_line_20_indent">
      <style:text-properties fo:language="en" fo:country="US"/>
    </style:style>
    <style:style style:name="P135" style:family="paragraph" style:parent-style-name="First_20_line_20_indent">
      <style:paragraph-properties fo:text-align="justify" style:justify-single-word="false"/>
      <style:text-properties fo:language="en" fo:country="US"/>
    </style:style>
    <style:style style:name="P136" style:family="paragraph" style:parent-style-name="First_20_line_20_indent">
      <style:paragraph-properties fo:text-align="justify" style:justify-single-word="false"/>
    </style:style>
    <style:style style:name="P137" style:family="paragraph" style:parent-style-name="Text_20_body">
      <style:paragraph-properties fo:margin-left="0cm" fo:margin-right="0cm" fo:text-align="center" style:justify-single-word="false" fo:text-indent="0cm" style:auto-text-indent="false"/>
    </style:style>
    <style:style style:name="P13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0" style:family="paragraph" style:parent-style-name="Text_20_body">
      <style:paragraph-properties fo:margin-left="0cm" fo:margin-right="0cm" fo:text-align="justify" style:justify-single-word="false" fo:text-indent="0cm" style:auto-text-indent="false"/>
    </style:style>
    <style:style style:name="P141" style:family="paragraph" style:parent-style-name="Footnote">
      <style:text-properties fo:language="en" fo:country="US"/>
    </style:style>
    <style:style style:name="P142" style:family="paragraph" style:parent-style-name="Footnote">
      <style:text-properties fo:language="ru" fo:country="RU"/>
    </style:style>
    <style:style style:name="P143" style:family="paragraph" style:parent-style-name="Footnote">
      <style:text-properties style:use-window-font-color="true" fo:language="ru" fo:country="RU"/>
    </style:style>
    <style:style style:name="P144" style:family="paragraph" style:parent-style-name="Footnote">
      <style:text-properties fo:font-style="normal" style:font-style-asian="normal" style:font-style-complex="normal"/>
    </style:style>
    <style:style style:name="P145" style:family="paragraph" style:parent-style-name="Text_20_body">
      <style:paragraph-properties loext:contextual-spacing="false" fo:margin-top="0cm" fo:margin-bottom="0.212cm" fo:text-align="justify" style:justify-single-word="false"/>
      <style:text-properties fo:language="en" fo:country="US"/>
    </style:style>
    <style:style style:name="P146"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47" style:family="paragraph" style:parent-style-name="Standard">
      <style:text-properties fo:font-style="italic" style:font-style-asian="italic" style:font-style-complex="italic"/>
    </style:style>
    <style:style style:name="P148" style:family="paragraph" style:parent-style-name="Heading_20_1">
      <style:paragraph-properties fo:margin-left="0cm" fo:margin-right="0cm" fo:text-align="center" style:justify-single-word="false" fo:text-indent="0.499cm" style:auto-text-indent="false"/>
    </style:style>
    <style:style style:name="P149" style:family="paragraph" style:parent-style-name="Heading_20_2">
      <style:text-properties fo:language="en" fo:country="US"/>
    </style:style>
    <style:style style:name="P150" style:family="paragraph" style:parent-style-name="Heading_20_2">
      <style:paragraph-properties fo:text-align="justify" style:justify-single-word="false"/>
    </style:style>
    <style:style style:name="P151" style:family="paragraph" style:parent-style-name="Heading_20_3">
      <style:text-properties fo:language="ru" fo:country="RU"/>
    </style:style>
    <style:style style:name="P15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5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54"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55"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language="fr" fo:country="FR"/>
    </style:style>
    <style:style style:name="T52" style:family="text">
      <style:text-properties fo:font-style="normal" style:font-style-asian="normal" style:font-style-complex="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font-style="normal" fo:font-weight="normal" fo:background-color="transparent" style:font-style-asian="normal" style:font-weight-asian="normal" style:font-style-complex="normal" style:font-weight-complex="normal" loext:char-shading-value="0"/>
    </style:style>
    <style:style style:name="T55" style:family="text">
      <style:text-properties fo:font-style="normal" style:text-underline-style="none" style:font-style-asian="normal" style:font-style-complex="normal"/>
    </style:style>
    <style:style style:name="T56" style:family="text">
      <style:text-properties fo:font-weight="normal" style:font-weight-asian="normal" style:font-weight-complex="normal"/>
    </style:style>
    <style:style style:name="T57" style:family="text">
      <style:text-properties fo:font-weight="normal" fo:background-color="transparent" style:font-weight-asian="normal" style:font-weight-complex="normal" loext:char-shading-value="0"/>
    </style:style>
    <style:style style:name="T58" style:family="text">
      <style:text-properties style:text-line-through-style="solid" fo:font-weight="bold" style:font-weight-asian="bold" style:font-weight-complex="bold"/>
    </style:style>
    <style:style style:name="T59" style:family="text">
      <style:text-properties fo:language="uk" fo:country="UA"/>
    </style:style>
    <style:style style:name="T60" style:family="text">
      <style:text-properties fo:language="uk" fo:country="UA" fo:font-style="italic" style:font-style-asian="italic" style:font-style-complex="italic"/>
    </style:style>
    <style:style style:name="T61" style:family="text">
      <style:text-properties fo:language="uk" fo:country="UA" fo:font-weight="bold" style:font-weight-asian="bold" style:font-weight-complex="bold"/>
    </style:style>
    <style:style style:name="T62" style:family="text">
      <style:text-properties style:text-underline-style="none"/>
    </style:style>
    <style:style style:name="T63" style:family="text">
      <style:text-properties style:text-rotation-angle="90" style:text-rotation-scale="line-height"/>
    </style:style>
    <style:style style:name="T64" style:family="text">
      <style:text-properties style:text-rotation-angle="270" style:text-rotation-scale="line-height"/>
    </style:style>
    <style:style style:name="T65" style:family="text">
      <style:text-properties style:text-position="sub 58%" style:font-size-asian="10.5pt"/>
    </style:style>
    <style:style style:name="T66" style:family="text">
      <style:text-properties style:font-name="Symbol" style:font-name-asian="Symbol" style:font-name-complex="Symbol"/>
    </style:style>
    <style:style style:name="T67" style:family="text">
      <style:text-properties style:font-name="Liberation Serif1" style:font-name-asian="Symbol" style:font-name-complex="Symbol"/>
    </style:style>
    <style:style style:name="T68" style:family="text">
      <style:text-properties style:font-name="Courier New CYR"/>
    </style:style>
    <style:style style:name="T69" style:family="text">
      <style:text-properties style:font-name="Courier New CYR" fo:language="en" fo:country="US"/>
    </style:style>
    <style:style style:name="T70" style:family="text">
      <style:text-properties fo:font-size="14pt" fo:language="en" fo:country="US" fo:font-weight="bold" style:font-size-asian="14pt" style:font-weight-asian="bold" style:font-size-complex="14pt" style:font-weight-complex="bold"/>
    </style:style>
    <style:style style:name="T71" style:family="text">
      <style:text-properties fo:font-size="14pt" fo:font-weight="bold" style:font-size-asian="14pt" style:font-weight-asian="bold" style:font-size-complex="14pt" style:font-weight-complex="bold"/>
    </style:style>
    <style:style style:name="T72" style:family="text">
      <style:text-properties fo:font-size="9pt" style:font-size-asian="9pt" style:font-size-complex="9pt"/>
    </style:style>
    <style:style style:name="T73" style:family="text">
      <style:text-properties fo:font-size="12pt" style:font-size-asian="12pt" style:font-size-complex="12pt"/>
    </style:style>
    <style:style style:name="T74" style:family="text">
      <style:text-properties fo:font-size="10pt" style:font-size-asian="10pt" style:font-size-complex="10pt"/>
    </style:style>
    <style:style style:name="T75"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8" text:outline-level="1">Последний фанфик</text:h>
      <text:p text:style-name="P52"/>
      <text:h text:style-name="P149" text:outline-level="2">1. Терра</text:h>
      <text:p text:style-name="P24"/>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6">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4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1"><text:span text:style-name="T11">RnD-</text:span><text:span text:style-name="T1">зона</text:span><text:span text:style-name="T1"><text:note text:id="ftn3" text:note-class="footnote"><text:note-citation>3</text:note-citation><text:note-body><text:p text:style-name="P14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8"><text:span text:style-name="T11">– Нэш, к</text:span>ак называется наш проект?</text:p>
      <text:p text:style-name="P76"><text:span text:style-name="T8">– </text:span><text:span text:style-name="T56">Дайсон.</text:span></text:p>
      <text:p text:style-name="P76"><text:span text:style-name="T8">– </text:span><text:span text:style-name="T56">Сколько тебе лет?</text:span></text:p>
      <text:p text:style-name="P76"><text:span text:style-name="T8">– </text:span><text:span text:style-name="T56">Два года с начала запуска кластера.</text:span></text:p>
      <text:p text:style-name="P76"><text:span text:style-name="T8">– </text:span><text:span text:style-name="T56">Какой сейчас год?</text:span></text:p>
      <text:p text:style-name="P76"><text:span text:style-name="T8">– </text:span><text:span text:style-name="T48">20</text:span><text:span text:style-name="T34">19</text:span><text:span text:style-name="T56">-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8"><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6">«Выживание корпорации в условиях жёсткой конкуренции с ограниченными ресурсами. Случай 16».</text:p>
      <text:p text:style-name="P86">…</text:p>
      <text:p text:style-name="P86">…</text:p>
      <text:p text:style-name="P86">…</text:p>
      <text:p text:style-name="P86">Решение.</text:p>
      <text:p text:style-name="P86">…</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3">, </text:span><text:span text:style-name="T5">в некоем городе живёт брадобрей, который бреет всех людей, которые не бреются сами. Вопрос: кто бреет брадобрея</text:span><text:span text:style-name="T53">?</text:span></text:p>
      <text:p text:style-name="P31"/>
      <text:p text:style-name="P31">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1">Ага, уже теплее.</text:p>
      <text:p text:style-name="P31"/>
      <text:p text:style-name="P76"><text:span text:style-name="T8">– Нэш</text:span><text:span text:style-name="T56">,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6">Бип-бип-бип.</text:p>
      <text:p text:style-name="P106"/>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7">***</text:p>
      <text:p text:style-name="P13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text:span text:style-name="T1">заебало</text:span>.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2">Валиум <text:span text:style-name="T49">–</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7"/>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7"/>
      <text:p text:style-name="P1"><text:span text:style-name="T1">Юджин</text:span>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9">А у нас получается… </text:span><text:span text:style-name="T2">–</text:span><text:span text:style-name="T49">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49" text:outline-level="2">2. Пробуждение</text:h>
      <text:p text:style-name="P29"/>
      <text:p text:style-name="P1"><text:span text:style-name="T31">Сознание рестартовало после того, как я гребанулся </text:span><text:span text:style-name="T49">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9">ткрыл глаза, тщётно пытаясь вдохнуть. Образ, </text:span><text:span text:style-name="T2">который я </text:span><text:span text:style-name="T49">пару мгновений назад </text:span><text:span text:style-name="T2">видел на фоне </text:span><text:span text:style-name="T49">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9"> настороженные уши, нежный розов</text:span><text:span text:style-name="T2">атый</text:span><text:span text:style-name="T49"> нос, венчающая голову </text:span><text:span text:style-name="T2">высокая тиара</text:span><text:span text:style-name="T49">. И приковывающая к себе внимание звёздочка, та самая магическая искорка </text:span><text:span text:style-name="T18">—</text:span><text:span text:style-name="T49"> центр круговорота в звёздном небе. Звёздочка магического огонька на кончике рога.</text:span></text:p>
      <text:p text:style-name="P31"/>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 <text:s/>Да и не должно быть — это же не ЛСД какой-нибудь</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oft-page-break/><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text:soft-page-break/>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3"/>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1">Jack of Hearts</text:span><text:span text:style-name="T51"><text:note text:id="ftn7" text:note-class="footnote"><text:note-citation>7</text:note-citation><text:note-body><text:p text:style-name="Footnote"><text:bookmark text:name="result_box1"/><text:span text:style-name="T51">Jack of Hearts</text:span> <text:span text:style-name="T1">– Червовый валет (фр.)</text:span></text:p></text:note-body></text:note></text:span><text:span text:style-name="T51"> , </text:span><text:span text:style-name="T1">Сахарная Ватка</text:span><text:span text:style-name="T51">!</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text:soft-page-break/></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text:soft-page-break/>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text:soft-page-break/>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text:soft-page-break/></text:p>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2">Спи, Сестра моя родная,<text:line-break/>Спи. Усни.<text:line-break/>Крыльями тебя укрою,<text:line-break/>Спи. Усни.</text:p><text:p text:style-name="P142"><text:tab/>В чаще тёмной волки воют,<text:line-break/>Спи. Усни.</text:p><text:p text:style-name="P142"><text:tab/>В мрачном замке духи ноют,<text:line-break/>Спи. Усни.</text:p><text:p text:style-name="P142"><text:tab/>Сказки вечность нам читает,<text:line-break/>Спи. Усни.<text:line-break/>День осенний угасает,<text:line-break/>Спи. Усни.<text:line-break/>Помни только в сне глубоком,</text:p><text:p text:style-name="P14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text:soft-page-break/></text:p>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text:soft-page-break/>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Пегасы тем временем упорно махали крыльями, пытаясь прорваться к близкому берегу.</text:p>
      <text:p text:style-name="P3"><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6">, опустив голову на пол.</text:span></text:p>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9" text:outline-level="2">3. Норф</text:h>
      <text:p text:style-name="P79"/>
      <text:p text:style-name="P21">Глава IV. Пределы магии</text:p>
      <text:p text:style-name="P18"/>
      <text:p text:style-name="P21">Вашему покорному слуге известны четыре предела магии: </text:p>
      <text:p text:style-name="P21"/>
      <text:list xml:id="list4037295467824683021"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1">– <text:span text:style-name="T1">Восемь, учитель!</text:span></text:p><text:p text:style-name="P14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7"/>
      <text:p text:style-name="P7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7">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7"/>
      <text:p text:style-name="P7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text:soft-page-break/></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7">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7">Так, что тут у нас?</text:p>
      <text:p text:style-name="P77"/>
      <text:p text:style-name="P77">“<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7"/>
      <text:p text:style-name="P77">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7">Газета полетела в мусорное ведро.</text:p>
      <text:p text:style-name="P77"/>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7"><text:soft-page-break/>Так что даже на ремонт одежды и покупку необходимых в повседневной жизни мелочей у меня финансов не было. До недавнего времени.</text:p>
      <text:p text:style-name="P7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7"/>
      <text:p text:style-name="P7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7"/>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17"/>
      <text:p text:style-name="P77"><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7"/>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oft-page-break/><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text:soft-page-break/>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5"/>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7"><text:soft-page-break/></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
      <text:p text:style-name="P21">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9"/>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
      <text:p text:style-name="P33"><text:soft-page-break/><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4"/>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4"/>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у зачем так… Ты же знаешь, я этого не сделаю.</text:p>
      <text:p text:style-name="P47"><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5"/>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5"/>
      <text:p text:style-name="P48">***</text:p>
      <text:p text:style-name="P48"/>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
      <text:p text:style-name="P47"><text:span text:style-name="T11">– </text:span>Вот, читай отсюда, <text:span text:style-name="T11">– а</text:span>ликорница подчеркнула абзац копытом.</text:p>
      <text:p text:style-name="P47"/>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
      <text:p text:style-name="P58">Но величайшая справедливость юниверсума заключается в том, что не существует безвыходных положений. Всегда есть надежда.</text:p>
      <text:p text:style-name="P58"><text:soft-page-break/></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text:soft-page-break/>– Ээээ… ммм… А вы пробовали обратиться к врачу? – начал я как можно мягче.</text:p>
      <text:p text:style-name="P35"/>
      <text:p text:style-name="P35">БАЦ!!!</text:p>
      <text:p text:style-name="P35"/>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47"/>
      <text:p text:style-name="P35"><text:span text:style-name="T1">Аликорница</text:span>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
      <text:p text:style-name="P47">Я снял её копыто со своего плеча и осторожно поставил на пол.</text:p>
      <text:p text:style-name="P35"><text:soft-page-break/><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
      <text:p text:style-name="P47">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
      <text:p text:style-name="P47">Я протянул руку, вытер ей слёзы и погладил по шее.</text:p>
      <text:p text:style-name="P47">–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
      <text:p text:style-name="P47">Селестия успокоилась и смущённо потёрлась носом мне о плечо.</text:p>
      <text:p text:style-name="P47">– И я не читала твои мысли, Анонимус. У тебя на лице и так всё написано — ты не умеешь скрывать эмоции.</text:p>
      <text:p text:style-name="P47"/>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Ты! Чего! Делаешь! Твоё, <text:span text:style-name="T1">блин,</text:span> высочество!!! – <text:s/>я едва уберёг <text:span text:style-name="T1">своё </text:span>естество от острого рога.</text:p>
      <text:p text:style-name="P35"/>
      <text:p text:style-name="P35">Селестия подняла на меня глаз. <text:span text:style-name="T59">Прижав </text:span>уши к голове, <text:span text:style-name="T59">она дала</text:span> задний ход <text:span text:style-name="T59">и </text:span>выкарабкалась обратно. Окинув библиотеку отчаянным взглядом, <text:span text:style-name="T59">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pan text:style-name="T1">Я</text:span> помогу! – <text:s/>Селестия изогнула шею и стала зубами сжимать защёлку.</text:p>
      <text:p text:style-name="P35"/>
      <text:p text:style-name="P35">ШЛОП!</text:p>
      <text:p text:style-name="P35"><text:soft-page-break/></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
      <text:p text:style-name="P47">В наступившей тишине аликорница прошептала мне убито:</text:p>
      <text:p text:style-name="P35">– <text:span text:style-name="T1">Что-то мне не хочется оборачиваться.</text:span></text:p>
      <text:p text:style-name="P47">– А придётся. Кстати, крылья можешь опустить. Всё равно видна табуретка и мои ноги.</text:p>
      <text:p text:style-name="P47"/>
      <text:p text:style-name="P47">Селестия со вздохом закрыла глаза и медленно обернулась к толпе.</text:p>
      <text:p text:style-name="P47">– Добрый вечер, мои дорогие.</text:p>
      <text:p text:style-name="P35">–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text:soft-page-break/>– На это раз мы поступим по-другому. Есть способ ускорить процесс, – аликорница отвернулась в смятении.</text:p>
      <text:p text:style-name="P47">Я ждал.</text:p>
      <text:p text:style-name="P47"/>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
      <text:p text:style-name="P47">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7"/>
      <text:p text:style-name="P47">–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
      <text:p text:style-name="P47">Я вздохнул. Чего не сделаешь ради этой чокнут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 Всё, что в моих силах, Анонимус.</text:p>
      <text:p text:style-name="P47">В её голосе сквозила едва сдерживаемая дрожь.</text:p>
      <text:p text:style-name="P47"/>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
      <text:p text:style-name="P47">Аликорница воззрилась на меня с нечитаемым выражением на морде.</text:p>
      <text:p text:style-name="P47">– Я слишком многого прошу? – вздохнул я. – Ладно, забей. Но, хотя бы, будь поосторожнее. Не думаю, что я тебе понравлюсь в качестве овоща.</text:p>
      <text:p text:style-name="P47"/>
      <text:p text:style-name="P47"><text:soft-page-break/>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
      <text:p text:style-name="P47">Селестия подняла голову и я увидел, что у неё из глаз текут слёзы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7"/>
      <text:p text:style-name="P47">–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
      <text:p text:style-name="P47">Моей?!! Э-э-э, позвольте-е-е-<text:span text:style-name="T74">и-и-и</text:span>-<text:span text:style-name="T75">а-а-а</text:span>…</text:p>
      <text:p text:style-name="P47"/>
      <text:p text:style-name="P47">…</text:p>
      <text:p text:style-name="P47"/>
      <text:p text:style-name="P58">Я открываю глаза.</text:p>
      <text:p text:style-name="P58">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8">Странно. Почему я не ощущаю его? Впрочем, неважно!</text:p>
      <text:p text:style-name="P58">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text:soft-page-break/>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8">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
      <text:p text:style-name="P47">Аликорница смотрела на меня с тревогой. Я молча принял сидячее положение и стал массировать виски.</text:p>
      <text:p text:style-name="P47">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7"/>
      <text:p text:style-name="P47">– Я старалась провести всё как можно быстрее. С тобой всё в порядке? – в голосе Селестии появились нотки паники.</text:p>
      <text:p text:style-name="P47">Я <text:s/>не глядя похлопал аликорницу по холке, стараясь унять дрожь руки.</text:p>
      <text:p text:style-name="P47">–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7"/>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7">сли бы я вспомнила вовремя, я бы предупредила тебя, чтобы ты смог сконцентрироваться и отстоять своё «я».</text:span></text:p>
      <text:p text:style-name="P52"/>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 Урок пропал зря — в том состоянии твоё сознание не могло воспринять мои знания.</text:p>
      <text:p text:style-name="P47"/>
      <text:p text:style-name="P47">Я помотал головой, вытряхивая остатки шока. Ну что же, Анон, не будем останавливаться на полпути? Наш девиз — «Слабоумие и отвага»!</text:p>
      <text:p text:style-name="P47"><text:soft-page-break/></text:p>
      <text:p text:style-name="P47">– Надо повторить.</text:p>
      <text:p text:style-name="P47">– Что?</text:p>
      <text:p text:style-name="P47">– Надо повторить урок. Я уверен, что увою технику со второй попытки.</text:p>
      <text:p text:style-name="P47">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5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2">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2">Тумбочка…</text:span> Листок… <text:span text:style-name="T72">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3">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2">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3">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7"/>
      <text:p text:style-name="P47">Я бросился к постели и стал что есть силы тормошить бесчувственную аликорницу.</text:p>
      <text:p text:style-name="P47">– Вставай! Эй, вставай, твоё высочество! Жопа приближается! Там сейчас<text:span text:style-name="T11"> л</text:span>уна в солнце врежется!</text:p>
      <text:p text:style-name="P47"><text:soft-page-break/></text:p>
      <text:p text:style-name="P47">Аликорница что-то невнятно говорила себе под нос, но глаз не открывала. Я вслушался в её бормотание.</text:p>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Ох, нет! Нет-нет-нет!!!</text:p>
      <text:p text:style-name="P72"/>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text:soft-page-break/></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text:p text:style-name="P47">–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
      <text:p text:style-name="P47">Ну охренеть! Я же ещё и виноват!</text:p>
      <text:p text:style-name="P47"/>
      <text:h text:style-name="P149"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text:soft-page-break/>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Красота!</text:p>
      <text:p text:style-name="P47"/>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
      <text:p text:style-name="P47">Под лавкой началась <text:s/>возня и сопение, потом наружу вылез жеребёнок-единорог насыщенного синего цвета.</text:p>
      <text:p text:style-name="P47">– А мну тебя вовсе и не боются. Вот ещё! Мну в прятки играла.</text:p>
      <text:p text:style-name="P47">–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ну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text:p text:style-name="P47">– Эээ, гм-м…</text:p>
      <text:p text:style-name="P47">Я повернулся обратно.</text:p>
      <text:p text:style-name="P47">– Чег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у играть не с кем.</text:p>
      <text:p text:style-name="P47">– При случае спрошу. Если встречу.</text:p>
      <text:p text:style-name="P47">Малютка шмыгнула.</text:p>
      <text:p text:style-name="P47"><text:soft-page-break/>– Встретишь, канешн! Скажи ей, что у мну сегодня день рождения, и мну здоровски обиделась, когда Шейла на него не пришла!</text:p>
      <text:p text:style-name="P47"/>
      <text:p text:style-name="P47"><text:s/>Такая уверенность маляв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тебя принимают эти чокнутые пони?</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7">– <text:s/>Кха-кхе-гррхмм!!! Э-э-э… м-м-м… ну-у-у…</text:p>
      <text:p text:style-name="P47">У меня в голове произошло короткое замыкание. Слова пропали. Уши начали гореть.</text:p>
      <text:p text:style-name="P47"/>
      <text:p text:style-name="P47">– 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7"/>
      <text:p text:style-name="P47">У меня в мозгах зажглась лампочка.</text:p>
      <text:p text:style-name="P47"><text:soft-page-break/>–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 знаю его! Мы с Шейлой ходили к нему играть, пока она не пропала. У Норфа здоровски интересно!</text:p>
      <text:p text:style-name="P47"/>
      <text:p text:style-name="P47">Индиго открыла коробочку. Внутри на подстилке из опилок лежала крохотная модель гоночной колесницы в мельчайших подробностях.</text:p>
      <text:p text:style-name="P47">– Ух ты! – благоговейно прошептала Индиго. – Королева Лорен! Мну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
      <text:p text:style-name="P47">Я остался сидеть в полнейшем замешательстве.</text:p>
      <text:p text:style-name="P47"/>
      <text:p text:style-name="P48">***</text:p>
      <text:p text:style-name="P47"/>
      <text:p text:style-name="P58">…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7"/>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text:soft-page-break/>–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p text:style-name="P47">Горело уже всё лицо. Ты не привык к такой раскрепощённости, Анон!</text:p>
      <text:p text:style-name="P47">–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Очень смешно! Ей говорят, что она подозревается в сексуальных извращениях, а она регочет! Мне-то пофиг, а тебе ещё править придётся!</text:p>
      <text:p text:style-name="P47">– И-и-и-зви-и-и-ни-и-и, Анон, не-мо-гу-у-у-у… Ох! Давненько я так не смеялась! Лет двести — так точно!</text:p>
      <text:p text:style-name="P47"/>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7"/>
      <text:p text:style-name="P47">–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7">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7">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воскликнул я. – В моём мире они также известны. Правда, как несуществующий, сказочный вид.</text:p>
      <text:p text:style-name="P47"/>
      <text:p text:style-name="P47">Селестия задумалась.</text:p>
      <text:p text:style-name="P47">–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text:soft-page-break/>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
      <text:p text:style-name="P48">***</text:p>
      <text:p text:style-name="P47"/>
      <text:p text:style-name="P47">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text:soft-page-break/>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text:soft-page-break/>– Ты испугал меня, Анон! Твоя кожа по цвету сейчас не слишком отличается от моей шерсти — настолько ты бледный. Как ты себя чувствуешь?</text:p>
      <text:p text:style-name="P47"/>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
      <text:p text:style-name="P47">Хм. Совпадение? Нет, вряд ли, мою попытку она видеть не могла, у неё же нет глаз на затылке.</text:p>
      <text:p text:style-name="P47"/>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
      <text:p text:style-name="P47">Ах ты ж!!!</text:p>
      <text:p text:style-name="P47"/>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text:soft-page-break/>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7"/>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
      <text:p text:style-name="P47">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7"/>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text:soft-page-break/>– Тогда следуй за Нами!</text:p>
      <text:p text:style-name="P47"/>
      <text:p text:style-name="P47">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7"/>
      <text:p text:style-name="P48">***</text:p>
      <text:p text:style-name="P47"/>
      <text:p text:style-name="P47">…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7"/>
      <text:p text:style-name="P47">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на дверь и уверенно шагнул в светящийся проём.</text:p>
      <text:p text:style-name="P47"/>
      <text:p text:style-name="P47">БЛЯ-А-А-А-А-А-А-А-А-А-А-А-А!!!</text:p>
      <text:p text:style-name="P47"/>
      <text:p text:style-name="P47">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Проклятье,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
      <text:p text:style-name="P47"><text:soft-page-break/>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
      <text:p text:style-name="P47">Дракончик почесал лопаткой гребень на загривке.</text:p>
      <text:p text:style-name="P47">–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7">– Что за «Чёрный Экран»? – продолжил допытываться я.</text:p>
      <text:p text:style-name="P47"/>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
      <text:p text:style-name="P47"><text:soft-page-break/>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
      <text:p text:style-name="P47">А прямо подо мной, на выступе той же скалы, на которой стоял я, раскинулся Кантерлот…</text:p>
      <text:p text:style-name="P47">–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4"/>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9"> </text:span>выбрал единственный способ выиграть несколько секунд жизни — спрыгнул со скалы вниз, к Кантерлоту.</text:p>
      <text:p text:style-name="P47"/>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text:p text:style-name="P47">–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7"><text:soft-page-break/></text:p>
      <text:p text:style-name="P47">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7"/>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7"/>
      <text:p text:style-name="P47">Охренеть! Ты участвовал в театре в качестве главного актёра, Анон!</text:p>
      <text:p text:style-name="P47"/>
      <text:p text:style-name="P47">–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7"/>
      <text:p text:style-name="P47"><text:soft-page-break/>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7"/>
      <text:p text:style-name="P47">Аликорница уловила бушующие во мне эмоции и виновато отвернулась. Уши её опустились.</text:p>
      <text:p text:style-name="P47">–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7"/>
      <text:p text:style-name="P47">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7">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7"/>
      <text:p text:style-name="P47">Аликорниц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дёрнул руку и стал вспоминать в уме таблицу умножения.</text:p>
      <text:p text:style-name="P47"/>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7"/>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7">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text:p text:style-name="P47">– Анонимус, с тобой всё в порядке? – обеспокоенно спросила Селестия. – Ты выглядишь несколько… возбуждённым?</text:p>
      <text:p text:style-name="P47"><text:soft-page-break/>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7"/>
      <text:p text:style-name="P47">–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7">Я нервно жевал бутерброд, стараясь не встречаться взглядом с аликорницей.</text:p>
      <text:p text:style-name="P47"/>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7"/>
      <text:p text:style-name="P47">–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7"/>
      <text:p text:style-name="P47">–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
      <text:p text:style-name="P47">Я расстелил скатерть напротив аликорницы и стал раскладывать чашки с печеньем.</text:p>
      <text:p text:style-name="P47"><text:soft-page-break/>–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7"/>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9">любви</text:span> начинаешь понимать только тогда, когда <text:span text:style-name="T59">е</text:span>ё почти не остаётся.</text:p>
      <text:p text:style-name="P47"/>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
      <text:p text:style-name="P47"><text:soft-page-break/>Селестия саркастически фыркнула.</text:p>
      <text:p text:style-name="P47">–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7">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text:soft-page-break/>единороги являются химерами первого поколения, но пегасы — химеры второго, так как грифоны сами являются химерами. Аликорны же… Ай!</text:p>
      <text:p text:style-name="P47"/>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7"/>
      <text:p text:style-name="P47">Аликорница подпрыгнула, взбрыкнула и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
      <text:p text:style-name="P47">Я застыл на месте.</text:p>
      <text:p text:style-name="P47">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7">– Принцесса… Я старался не наглеть. – пролепетал я чуть живой.</text:p>
      <text:p text:style-name="P47"/>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text:soft-page-break/>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7"/>
      <text:p text:style-name="P47">О-о-о-о-о!</text:p>
      <text:p text:style-name="P47">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7">О, боги!</text:p>
      <text:p text:style-name="P47">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7">Надо бы почитать на эту тему литературу в королевской библиотеке, чтобы не попасть впросак. А сейчас терпи, Анон, терпи!</text:p>
      <text:p text:style-name="P47">О-о-о-ох!</text:p>
      <text:p text:style-name="P47">Надо принять холодный душ по возвращению! Два душа! Три душа! Мастурбируй до посинения, Анон, и будет тебе счастье!!!</text:p>
      <text:p text:style-name="P47"/>
      <text:p text:style-name="P47">–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9" text:outline-level="2"><text:soft-page-break/>8. Стыд</text:h>
      <text:p text:style-name="P138"/>
      <text:p text:style-name="P58">~~~ Завтра на семь в библиотеке. Селестия ~~~</text:p>
      <text:p text:style-name="P58"/>
      <text:p text:style-name="P47">–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7"/>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text:p text:style-name="P47">–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text:p text:style-name="P47">– На сегодня довольно. Я ж вижу, ты торопишься, – заметил Норф, просыпаясь.</text:p>
      <text:p text:style-name="P47">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
      <text:p text:style-name="P47"><text:soft-page-break/>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7">– Завтра будешь? – спросил Норф. – Надо бы закончить заказ из <text:s/>Троттингема.</text:p>
      <text:p text:style-name="P47">– В полдень, как и всегда, – подтвердил я.</text:p>
      <text:p text:style-name="P47"/>
      <text:p text:style-name="P48">***</text:p>
      <text:p text:style-name="P48"/>
      <text:p text:style-name="P47">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7">Я чуть не упал, когда моя нога оказалась в цепких объятиях. Уши заложило от радостного визга.</text:p>
      <text:p text:style-name="P47"/>
      <text:p text:style-name="P47">– Анон-Анон-Анон, привет-привет-привет!!!</text:p>
      <text:p text:style-name="P47">Индиго принялась прыгать вокруг меня, взбрыкивая от радости.</text:p>
      <text:p text:style-name="P47">– Во что мы будем играть сегодня?!!</text:p>
      <text:p text:style-name="P47">– Привет, Индиго. Сегодня мы не будем играть — мне надо встретиться кое с кем.</text:p>
      <text:p text:style-name="P47">– У-у-у… – разочарованно протянула единорожка. – Мну опечалена.</text:p>
      <text:p text:style-name="P47">– Зато я таки доделал змея. Держи, – я вручил воздушного змея Индиго. – Тебе осталось сделать ему хвост и можно будет запускать.</text:p>
      <text:p text:style-name="P47">– Угусь. Мну не интересно запускать его одной. Мну будет ждать тебя. В этом же месте.</text:p>
      <text:p text:style-name="P47">– В это же время. Завтра, – пообещал я.</text:p>
      <text:p text:style-name="P48"/>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text:p text:style-name="P47">– Здрасьте!</text:p>
      <text:p text:style-name="P47">Аликорница не ответила, всматриваясь в глобус.</text:p>
      <text:p text:style-name="P47">– Привет, говорю! – я подошёл вплотную и легонько постучал костяшками пальцев по шкафу.</text:p>
      <text:p text:style-name="P47"/>
      <text:p text:style-name="P47">– А, это ты, Анонимус? Рада тебя видеть. – аликорница рассеянно оторвалась от разноцветной сферы. – Как осваиваешься?</text:p>
      <text:p text:style-name="P47">– Нормально осваиваюсь. Работу себе нашёл. Вот, к Норфолку Каррусу в ученики записался.</text:p>
      <text:p text:style-name="P47">–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text:soft-page-break/>– О, да, уже пять дней как. Так здорово снова чувствовать свои мышцы! Корсет был ужасен.</text:p>
      <text:p text:style-name="P47"/>
      <text:p text:style-name="P47">Аликорница прошлась передо мной с раскрытыми крыльями, демонстрируя восстановленную работоспособность.</text:p>
      <text:p text:style-name="P47">– Ну что же, рад за тебя, – я отвернулся, присел на край стола и стал изучать потолок. – Зачем вызывала?</text:p>
      <text:p text:style-name="P47"/>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text:p text:style-name="P47">– Ты сердишься?</text:p>
      <text:p text:style-name="P47">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
      <text:p text:style-name="P47">Меня прорвало.</text:p>
      <text:p text:style-name="P47">–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7">Я вытащил из заднего кармана брюк смятую записку с королевскими вензелями и бросил её под ноги Селестии.</text:p>
      <text:p text:style-name="P47"/>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
      <text:p text:style-name="P47">…</text:p>
      <text:p text:style-name="P47"/>
      <text:p text:style-name="P47">Селестия глубоко выдохнула <text:s/>и развернулась.</text:p>
      <text:p text:style-name="P47">–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7"/>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 последствии. Конечно, она была далека от совершенства. Но так ли безгрешен был ты сам, Анон?</text:p>
      <text:p text:style-name="P47"/>
      <text:p text:style-name="P47"><text:soft-page-break/>Я подошёл к аликорнице и прикоснулся к её шее.</text:p>
      <text:p text:style-name="P47">– Всё в порядке. Я тебя извиняю — и ценю твоё признание. Сам бы я ещё и не так себя повёл на твоём месте.</text:p>
      <text:p text:style-name="P47">– Да? А как бы ты себя повёл? – заинтересовалась Селестия.</text:p>
      <text:p text:style-name="P47">– Я бы не извинился. Огрызался и считал бы себя правым до последнего. Ещё и послал бы подальше.</text:p>
      <text:p text:style-name="P47"/>
      <text:p text:style-name="P47">Аликорница насмешливо покачала головой.</text:p>
      <text:p text:style-name="P47">–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
      <text:p text:style-name="P47">Я снова присел на столик, теперь уже лицом к аликорнице.</text:p>
      <text:p text:style-name="P47">– Так что случилось? Куда ты пропадала? Рассказывай.</text:p>
      <text:p text:style-name="P47"/>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
      <text:p text:style-name="P47">Селестия с силой толкнула сферу по касательной. Континенты и океаны слились в серый фон во вращении. Аликорница повернулась ко мне.</text:p>
      <text:p text:style-name="P47">–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59">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text:soft-page-break/>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9">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7">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7">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7"/>
      <text:p text:style-name="P47">Аликорница потёрла висок и растерянно посмотрела на меня. От меня не укрылись мешки под её глазами.</text:p>
      <text:p text:style-name="P47">–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7"/>
      <text:p text:style-name="P47">Опять эти тревожные заморочки о конце света! Впрочем, ты уже привык к ним, Анон.</text:p>
      <text:p text:style-name="P47"/>
      <text:p text:style-name="P47">Я обнял аликорницу, успокаивая.</text:p>
      <text:p text:style-name="P47">–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7"/>
      <text:p text:style-name="P47">Селестия рассеянно мотнула головой, не соглашаясь со мной.</text:p>
      <text:p text:style-name="P47">–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
      <text:p text:style-name="P47">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text:soft-page-break/>аликорницы. Она шла плавно, как на подиуме, покачивая <text:s/>крупом в такт шагам и держа на отлёте колышушийся радужными волнами хвост.</text:p>
      <text:p text:style-name="P47"/>
      <text:p text:style-name="P47">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
      <text:p text:style-name="P47">–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После чего медленно покачала головой.</text:p>
      <text:p text:style-name="P47">– <text:s/>Нам не туда. Идём, Анон. Я хочу показать тебе Эквестрию, – тихо сказала она.</text:p>
      <text:p text:style-name="P47"/>
      <text:p text:style-name="P47">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7">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7"/>
      <text:p text:style-name="P47"><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
      <text:p text:style-name="P47">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7"/>
      <text:p text:style-name="P47">Взобравшись на галерею по винтовой лестнице крохотной сторожевой башенки, мы остановились у края.</text:p>
      <text:p text:style-name="P47">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7"/>
      <text:p text:style-name="P47"><text:soft-page-break/>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енную поверхность и застыла, любуясь пейзажем.</text:p>
      <text:p text:style-name="P47"/>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text:p text:style-name="P47">–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7">–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7">–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7"/>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7"/>
      <text:p text:style-name="P47">Я с трудом оторвал взгляд от счастливой тройки.</text:p>
      <text:p text:style-name="P47">– Проблемы? Что за проблемы? Извини, я таки прослушал.</text:p>
      <text:p text:style-name="P47"/>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text:p text:style-name="P47">– Когда твоя жизнь длится тысячи лет, начинаешь тонко чувствовать гармонию мира, – начала она…</text:p>
      <text:p text:style-name="P47"><text:soft-page-break/></text:p>
      <text:h text:style-name="Heading_20_2" text:outline-level="2"><text:span text:style-name="T11">9</text:span>. Кошмары<text:span text:style-name="T1">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text:s/>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а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33"/>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0"/>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oft-page-break/><text:span text:style-name="T11">–</text:span> Сами… эээ… вроде как… ну… отказались…</text:p>
      <text:p text:style-name="P1">Пегас понурил голову и пытался протереть копытом пол.</text:p>
      <text:p text:style-name="P1"/>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 Грозовые тучи скрывали последние лучики солнца, но мне не хотелось уходить с балкона. Вид Клаудсдейла должен воодушевлять моих гостей.</text:p>
      <text:p text:style-name="P15">– Представьтесь вашей принцесс<text:span text:style-name="T1">е</text:span>! – шикнул на пегасов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проступало на их мордочках.</text:p>
      <text:p text:style-name="P1">Ах, как мне это знакомо! Пегасы <text:span text:style-name="T28">— упрямое племя. Но если взрослые уже достаточно мудры, чтобы подчиняться долгу, к жеребятам нужен особый подход. Кажется, в</text:span><text:span text:style-name="T1"> самой маленькой было чуть больше искренности, чем в остальных. </text:span><text:span text:style-name="T1">По-моему</text:span><text:span text:style-name="T1">,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сосредоточенная воля достигла древнего элементаля. Солар <text:span text:style-name="T11">— мой давний друг, и он привык не удивляться моим просьбам. </text:span><text:span text:style-name="T11">Снисходительно</text:span><text:span text:style-name="T11"> пыхнув в ответ, он направил ничтожную толику своего могущества мне навстречу. Я приняла её своей силой и направила как должно. </text:span><text:span text:style-name="T11">Солнечные лучи пробили тучи и осветили Кантерлот.</text:span></text:p>
      <text:p text:style-name="P15"/>
      <text:p text:style-name="P15"/>
      <text:p text:style-name="P15"/>
      <text:p text:style-name="P3">Я стала тихонько напевать:</text:p>
      <text:p text:style-name="P4">Кто у нас такой красивый,</text:p>
      <text:p text:style-name="P4">Сильный, смелый, не плаксивый,</text:p>
      <text:p text:style-name="P4">Кто … </text:p>
      <text:p text:style-name="P4"><text:soft-page-break/>Кто …</text:p>
      <text:p text:style-name="P4"/>
      <text:p text:style-name="P4">Не грусти, моя родная,</text:p>
      <text:p text:style-name="P4">Вытри слёзки, …</text:p>
      <text:p text:style-name="P4">Хвостик, гриву расчеши,</text:p>
      <text:p text:style-name="P4">Перья …</text:p>
      <text:p text:style-name="P4"/>
      <text:p text:style-name="P4">Я не враг тебе, малышка,</text:p>
      <text:p text:style-name="P4">Я стою на страже …</text:p>
      <text:p text:style-name="P4">Расскажи мне всё, как …</text:p>
      <text:p text:style-name="P4">Без утайки расскажи.</text:p>
      <text:p text:style-name="P15"/>
      <text:p text:style-name="P1"/>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text:soft-page-break/>–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text:soft-page-break/>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text:soft-page-break/>–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 Прикусив губу, она посмотрела на меня нечитаемым взглядом.</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oft-page-break/><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2"> </text:span><text:span text:style-name="T37">— вся архитектура явно </text:span><text:span text:style-name="T28">была </text:span><text:span text:style-name="T37">заточена под крылатых. Таких, для которых приземлиться на балкон в тронном зале или уйти через портик на крыше</text:span><text:span text:style-name="T52"> </text:span><text:span text:style-name="T37">— обычное дело. </text:span><text:span text:style-name="T52">Хорошо, что </text:span><text:span text:style-name="T4">заместительная терапия Селестии и </text:span><text:span text:style-name="T52">ежедневные посещения каретной мастерской подняли мой тонус, изрядно посаженный сидячим образом жизни.</text:span></text:p>
      <text:p text:style-name="P1"><text:span text:style-name="T5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text:soft-page-break/>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9">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накопытник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7">Аликорница вздохнула и закатила глаза.</text:p>
      <text:p text:style-name="P35"><text:soft-page-break/><text:span text:style-name="T1">– Полторы тысячи лет назад учёными была отброшена модель <text:s/>плоского мира, а эти упрямцы всё ещё верят, что Эквус </text:span>— <text:span text:style-name="T1">плоский диск! Они считаю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головешек.</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действительно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с поверхности Эквуса,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Впрочем, хочу заметить, что даже для корректировки курса планеты требуется огромное количество сил и умения, недоступное простому магу.</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корректировок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text:soft-page-break/>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
      <text:p text:style-name="P35">Мне казалось, макушка <text:span text:style-name="T1">моего </text:span>черепа сейчас взорвётся, чтобы выпустить пар внутри.</text:p>
      <text:p text:style-name="P35"/>
      <text:p text:style-name="P35"><text:soft-page-break/>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3">Мне печалиться не стоит</text:p><text:p text:style-name="P143">Жизнь прекрасна и полна</text:p><text:p text:style-name="P143">Телом молода, душою —</text:p><text:p text:style-name="P143">Как дракон морской мудра</text:p><text:p text:style-name="P143"/><text:p text:style-name="P143">Я видала взлёт империй,</text:p><text:p text:style-name="P143">Я жила среди легенд,</text:p><text:p text:style-name="P143">Древней магии мистерий</text:p><text:p text:style-name="P143">Я прилежнейший студент</text:p><text:p text:style-name="P143"/><text:p text:style-name="P143">Обожаема народом,</text:p><text:p text:style-name="P143">Уважаема врагом —</text:p><text:p text:style-name="P143">Но друзья остались в прошлом,</text:p><text:p text:style-name="P143">Пустота пришла в мой дом</text:p><text:p text:style-name="P143"/><text:p text:style-name="P143">Одинока и печальна,</text:p><text:p text:style-name="P143">Недоступна и строга,</text:p><text:p text:style-name="P143">Потеряла изначальный</text:p><text:p text:style-name="P143">Смысл жизни навсегда</text:p><text:p text:style-name="P143"/><text:p text:style-name="P143">Жизнь моя теперь публична,</text:p><text:p text:style-name="P143">Жизнь моя теперь для всех,</text:p><text:p text:style-name="P143">В этом — горе, в этом — счастье,</text:p><text:p text:style-name="P143">В этом плач и в этом смех.</text:p></text:note-body></text:note>.</text:p>
      <text:p text:style-name="P35"><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text:soft-page-break/>–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text:soft-page-break/>–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text:span><text:span text:style-name="T1">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сжимая и расслабляя лоно.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text:soft-page-break/>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кальвадос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text:soft-page-break/>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 </text:span><text:span text:style-name="T1">На тайной полянке</text:span>… Аликорны не могут любить. Только не смертных! Мне казалось, ты понял и принял это правило.</text:p>
      <text:p text:style-name="P35"/>
      <text:p text:style-name="P35">…</text:p>
      <text:p text:style-name="P35"/>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text:p text:style-name="P35">“… пожалуйста, останься…”</text:p>
      <text:p text:style-name="P35">…</text:p>
      <text:p text:style-name="P35"><text:soft-page-break/>Где этот чёртов носок?!</text:p>
      <text:p text:style-name="P35">…</text:p>
      <text:p text:style-name="P35">“… пойми, это эффект лазурного вина…”</text:p>
      <text:p text:style-name="P35">…</text:p>
      <text:p text:style-name="P35">Джинсы узкие, блядь! На мокрое тело хрен натянешь!</text:p>
      <text:p text:style-name="P35">…</text:p>
      <text:p text:style-name="P35">“… ох, я глупая…”</text:p>
      <text:p text:style-name="P35">…</text:p>
      <text:p text:style-name="P35">Так, всё. Шмотки на мне, вроде, ничего не забыл.</text:p>
      <text:p text:style-name="P35"/>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До конца приёмного дня было ещё полчаса, так что я присел на ступеньки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а уже месяц нет новостей…</text:span></text:p>
      <text:p text:style-name="P3"><text:soft-page-break/><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
      <text:p text:style-name="P47">…</text:p>
      <text:p text:style-name="P47"/>
      <text:p text:style-name="P15"><text:span text:style-name="T41">– </text:span>“<text:span text:style-name="T1">Что я могу сделать, чтобы вернуть всё назад?</text:span>”</text:p>
      <text:p text:style-name="P15"><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1">– </text:span><text:span text:style-name="T28">Что бы это значило, Флёр?</text:span></text:p>
      <text:p text:style-name="P15"><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
      <text:p text:style-name="P47">…</text:p>
      <text:p text:style-name="P47"/>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4"/>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text:span text:style-name="T1">М</text:span>ягко говоря, <text:span text:style-name="T1">н</text:span>е очень.</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text:soft-page-break/>–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text:span><text:span text:style-name="T27">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4">— </text:span><text:span text:style-name="T56">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oft-page-break/><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
      <text:p text:style-name="P35">Явно Селестия заговаривает тебе зубы, Анон! Я подозрительно посмотрел на свёрток.</text:p>
      <text:p text:style-name="P35"/>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text:soft-page-break/>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 Обязательно пиш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text:soft-page-break/>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9">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1"/>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2">.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2">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text:span><text:soft-page-break/><text:span text:style-name="T4">Притом эти надменные кочерыжки даже не ценили своей халявы и то и дело жаловались на перегруженность и маленькое жалование.</text:span></text:p>
      <text:p text:style-name="P90"/>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64"/>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2">— </text:span><text:span text:style-name="T4">зачем привлекать ненужное внимание</text:span><text:span text:style-name="T52"> к своей особе? </text:span><text:span text:style-name="T4">После всеобщего интереса кантерлотской знати к тебе, как к королевскому любимчику, тебе хочется покоя.</text:span><text:span text:style-name="T52"> Да и собраться с мыслями проще в доме, избавленном от </text:span><text:span text:style-name="T4">гостинничной </text:span><text:span text:style-name="T52">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text:p>
      <text:p text:style-name="P15">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7">–</text:span><text:span text:style-name="T28">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text:soft-page-break/>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т</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text:soft-page-break/>–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text:span text:style-name="T1">ш</text:span>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text:soft-page-break/>–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text:soft-page-break/>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text:soft-page-break/>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и чихание,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так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8">пони-</text:span><text:span text:style-name="T37">исчезновений уже год. Почту за честь работать </text:span><text:span text:style-name="T28">под твоим руководством</text:span><text:span text:style-name="T37">. Погоди немного, я </text:span><text:span text:style-name="T28">от</text:span><text:span text:style-name="T37">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text:span><text:span text:style-name="T4">раздора</text:span><text:span text:style-name="T12">, отступило.</text:span></text:p>
      <text:p text:style-name="P35">Анон, ты всё же несправедлив к <text:span text:style-name="T1">Сел</text:span>.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 <text:span text:style-name="T1">Материальная часть </text:span>— <text:span text:style-name="T1">э</text:span>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7">Единорожка заметно поскучнела.</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сопоставимое с той, что доступна аликорнам!</text:span></text:p>
      <text:p text:style-name="P35"><text:span text:style-name="T1">– Ага, и тогда ты сможешь словить её фокальным усилителем, преобразовать и самой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text:soft-page-break/>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text:soft-page-break/>–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6">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text:soft-page-break/>–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Кобыл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5"/>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9"/>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text:soft-page-break/>“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11">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8"/>
      <text:p text:style-name="P58">Примечание: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5">—</text:span><text:span text:style-name="T16"> </text:span><text:span text:style-name="T5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text:span text:style-name="T1">Примечание:</text:span> <text:span text:style-name="T40">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голов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е: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е: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9"/>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 Ты же не против?).</text:p>
      <text:p text:style-name="P58">У меня есть прорыв по расследованию! Твайлайт Спаркл вышла на Великое Откровение с помощью заклинания Прозрения. Ты здорово натаскала её в магии!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бмакнул перо в чернила.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Велик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изыскания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text:soft-page-break/>Проклятье, опять перо загну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
      <text:p text:style-name="P47">–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от бумаги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text:p text:style-name="P47"><text:soft-page-break/>–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отрез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text:soft-page-break/>–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Велик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м,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2">—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
      <text:p text:style-name="P47">Проклятье! И ради этого я тащился сюда посреди ночи?</text:p>
      <text:p text:style-name="P47"/>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Кого-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 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text:soft-page-break/>–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6">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вишнёвый глаз и фыркнула.</text:p>
      <text:p text:style-name="P47">– Имей в 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8"/>
      <text:p text:style-name="P9">Дорога исчезла в снежном сугробе.</text:p>
      <text:p text:style-name="P9"/>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виднеется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снова <text:s/><text:soft-page-break/>вспомина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в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Ультрамариновый факел прогнал прочь снег и метель, расчистив для меня дорог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1">Вьюга билась о границу освещённой зоны в яростном бессилии. Селестия коснулась меня своим рог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стужу. Я обнимал аликорницу и мне было хорошо.</text:p>
      <text:p text:style-name="P47"/>
      <text:p text:style-name="P3">Где-то вдали, на пределе слышимости послышался стук.</text:p>
      <text:p text:style-name="P3"/>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47"/>
      <text:p text:style-name="P3"><text:soft-page-break/>…</text:p>
      <text:p text:style-name="P3"/>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прямо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7">—</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text:soft-page-break/></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родолжить аналогию с садовым шлангом <text:span text:style-name="T11">—</text:span> струя воды сметёт весь песок и может облить всех рядом присутствующих.</text:p>
      <text:p text:style-name="P47"><text:soft-page-break/>–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фут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5"><text:span text:style-name="T37">– Я </text:span><text:span text:style-name="T41">всегда буду оставаться в тени. </text:span><text:span text:style-name="T37">– </text:span><text:span text:style-name="T41">хлюпала единоро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7"><text:span text:style-name="T11">– </text:span>Ты?!</text:p>
      <text:p text:style-name="P97"><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7"><text:span text:style-name="T11">– М</text:span>ожет, тогда ты скажешь, что в нём пошло не так и почему к вам попал я, а не сверхаликорн?</text:p>
      <text:p text:style-name="P97"><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47">Я озадаченно взглянул на единорож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кантерлотский же замок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2">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64">Единорожка с жаром закивала.</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oft-page-break/><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64">Уши единорожки опустились в печали.</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7">— </text:span><text:span text:style-name="T28">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5">Единорожка покраснела и пробормотала нечто вроде: <text:span text:style-name="T28">«кстати, это идея…»</text:span></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
      <text:p text:style-name="P47">«<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
      <text:p text:style-name="P47">Папарацци хреновы!</text:p>
      <text:p text:style-name="P47">У меня засосало под ложечкой. Понятно, что писаки преувеличивают. Но всё же… Всё же надо черкнуть коняге письмо. Спросить, всё ли в порядке?</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oft-page-break/><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присвистнула и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7">Кобылка строго посмотрела на брата.</text:p>
      <text:p text:style-name="P47"><text:span text:style-name="T11">– </text:span><text:s/>А перегруза не будет, половину товара Макинтош на себе дотащит.</text:p>
      <text:p text:style-name="P47"/>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кивнул и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
      <text:p text:style-name="P47">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6">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6">объявляла вывеска.</text:span></text:p>
      <text:p text:style-name="P50">Ну что же, Анон, если тебе повезёт, ты найдёшь тут пару блюд без травы!</text:p>
      <text:p text:style-name="P50"/>
      <text:p text:style-name="P47"><text:soft-page-break/>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7"><text:span text:style-name="T11">– </text:span>И салат «по-кантерлотски». <text:span text:style-name="T11">– добавил я к заказу я, удивляясь, причём тут подушка?</text:span></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программист, и тебе сорок один год,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oft-page-break/><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7"><text:s/>Сидр Биг Мака на вкус был безобидным, чуть забродившим яблочным соком. Я опорожнил свою чашку и заявил Пинки:</text:p>
      <text:p text:style-name="P47"><text:span text:style-name="T11">– </text:span>Эт-то ты наз-зваишь с-суфер-д-дуфер-с-сильн..?</text:p>
      <text:p text:style-name="P47">?!!</text:p>
      <text:p text:style-name="P47">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6">подкову </text:span>в пироге обнаружил. Ик!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6">— </text:span><text:span text:style-name="T56">эт правда?</text:span></text:p>
      <text:p text:style-name="P47"><text:span text:style-name="T16">– </text:span><text:span text:style-name="T56">Какая из? Их много, вообще-то. Ик!</text:span></text:p>
      <text:p text:style-name="P47"><text:span text:style-name="T16">– </text:span><text:span text:style-name="T56">Про принцесс. Про то, что они фаэри, спустившиеся с неба во плоти, чтоб помогать пони управлять Эквестрией?</text:span></text:p>
      <text:p text:style-name="P47"><text:span text:style-name="T16">– Н</text:span><text:span text:style-name="T56">он-нон, </text:span><text:span text:style-name="T16">– </text:span><text:span text:style-name="T56">захихикала Пинки, взъерошив копытами розовые кудряшки и попытавшись соорудить из них бороду, </text:span><text:span text:style-name="T16">– </text:span><text:span text:style-name="T5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6">– </text:span><text:span text:style-name="T56">Да так. Всё думаю, насколько это одиноко — быть бессмертной в мире смертных. Когда сам никого не любишь, и тебя никто не любит…</text:span></text:p>
      <text:p text:style-name="P47"><text:soft-page-break/><text:span text:style-name="T16">– </text:span><text:span text:style-name="T56">Ты что-о-о! Нельзя любить фаэри! Она похитит твоё сердце, и ты будешь искать её, пока не… </text:span><text:span text:style-name="T16">– </text:span><text:span text:style-name="T56">Пинки погрузилась мордочкой в так и не съеденный салат «по-кантерлотски» и захрапела.</text:span></text:p>
      <text:p text:style-name="P47"><text:span text:style-name="T16">– </text:span><text:span text:style-name="T56">Пока не умру?</text:span></text:p>
      <text:p text:style-name="P47"><text:span text:style-name="T16">– </text:span><text:span text:style-name="T56">Нет, глупенький. </text:span><text:span text:style-name="T16">– </text:span><text:span text:style-name="T56">пробулькала Пинки из миски. </text:span><text:span text:style-name="T16">– </text:span><text:span text:style-name="T56">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text:soft-page-break/>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Приветствую тебя, мой маленький человек!</text:p>
      <text:p text:style-name="P60"><text:soft-page-break/>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8">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text:soft-page-break/>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4">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3"/>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text:soft-page-break/>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0">Я выложил на платок горку сдобы от Пинки и предложил печеньку пегаске. Та покрутила носом.</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е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soft-page-break/>…</text:p>
      <text:p text:style-name="P50"/>
      <text:p text:style-name="P50">ВЖИИИИИИИИИ!!!</text:p>
      <text:p text:style-name="P50"/>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6">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Вы будете платить неустойку!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0"/>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text:soft-page-break/>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
      <text:p text:style-name="P50">…</text:p>
      <text:p text:style-name="P50"/>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
      <text:p text:style-name="P50">Разумеется, я посмотрел вниз.</text:p>
      <text:p text:style-name="P50"/>
      <text:p text:style-name="P50">Мне моментально захотелось в туалет по-маленькому. Я не вру и не шучу — ссать захотелось отчаянно. Потому что я увидел «дно» Провала.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
      <text:p text:style-name="P50">…</text:p>
      <text:p text:style-name="P50"/>
      <text:p text:style-name="P50"><text:soft-page-break/>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0"/>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0"/>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oft-page-break/><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text:soft-page-break/>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явно оставляли желать лучшего, я решил взять переговоры в свои руки.</text:p>
      <text:p text:style-name="P50"><text:soft-page-break/><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oft-page-break/><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Я едва не пропустил мимо ушей сказанное единорожкой.</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
      <text:p text:style-name="P50">…</text:p>
      <text:p text:style-name="P50"/>
      <text:p text:style-name="P50">Ох, фак! Фак-фак-фак!!!</text:p>
      <text:p text:style-name="P50"/>
      <text:p text:style-name="P50">«<text:span text:style-name="T24">Исчезновение дневной главы диархии: Эквестрия в панике!</text:span>» (статья двухдневной давности).</text:p>
      <text:p text:style-name="P50">«<text:span text:style-name="T24">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4">Да отстаньте же вы от меня! Он сказал, что ест пони, но я этого НЕ ВИДЕЛА!!!</text:span>»).</text:p>
      <text:p text:style-name="P50">«<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0"><text:soft-page-break/>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text:soft-page-break/>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9"/>
      <text:h text:style-name="Heading_20_2" text:outline-level="2">17. <text:span text:style-name="T1">Деградация</text:span></text:h>
      <text:p text:style-name="P91"/>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text:soft-page-break/>–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0">Наконец Дэш приземлилась, пропахав в дёрне борозды тормозного следа.</text:p>
      <text:p text:style-name="P50">– Ффух! Ещё бы немного, и я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text:soft-page-break/>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34">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0">так её </text:span><text:span text:style-name="T3">разэтак</text:span><text:span text:style-name="T60">,</text:span><text:span text:style-name="T20"> магия!</text:span></text:p>
      <text:p text:style-name="P147"/>
      <text:p text:style-name="Standard"><text:span text:style-name="T20">P.S. Мне тебя не хватает. Сильно.</text:span><text:span text:style-name="T52">»</text:span></text:p>
      <text:p text:style-name="P50"/>
      <text:p text:style-name="P50">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0">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text:soft-page-break/>Пегаска сидела на полу и удивлённо рассматривала свои крылья. Потом для уверенности подёргала зубами за маховые перья.</text:p>
      <text:p text:style-name="P50">– Ай! Вроде не сплю — боль чувствуется. Тогда какого сена я падаю?!!</text:p>
      <text:p text:style-name="P50">– Дэш. – мягко сказал я. – Пегасы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Ы-ы-ы… Почему всё так… хнык… паршиво? Что мы сделали не так? Хнык… Я даже не знаю, с кем надо подраться, чтобы всё исправить…</text:p>
      <text:p text:style-name="P50">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по подушке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text:soft-page-break/>– Ну ладно. Сама напросилась!</text:p>
      <text:p text:style-name="P50">Я задумался.</text:p>
      <text:p text:style-name="P50"/>
      <text:p text:style-name="P50">…</text:p>
      <text:p text:style-name="P50"/>
      <text:p text:style-name="P50">– Вот тебе поучительная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пожалуйста-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0">Я пожал плечами, устроился поудобнее и укрылся одеялом.</text:p>
      <text:p text:style-name="P50"/>
      <text:p text:style-name="P50">…</text:p>
      <text:p text:style-name="P50"><text:soft-page-break/></text:p>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размеренный 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символы.</text:p>
      <text:p text:style-name="P50"/>
      <text:p text:style-name="P50">«<text:span text:style-name="T58">37 пни</text:span></text:p>
      <text:p text:style-name="P69">24пн</text:p>
      <text:p text:style-name="P69">15</text:p>
      <text:p text:style-name="P50"><text:span text:style-name="T24">1</text:span>»</text:p>
      <text:p text:style-name="P50"/>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
      <text:p text:style-name="P50">«<text:span text:style-name="T24">Добро пожаловать в Груммингтон! Вам здесь рады!</text:span></text:p>
      <text:p text:style-name="P50"><text:span text:style-name="T24">Население города </text:span><text:span text:style-name="T58">302 пони</text:span><text:span text:style-name="T24">.</text:span></text:p>
      <text:p text:style-name="P50"><text:span text:style-name="T58">250 пони</text:span><text:span text:style-name="T24">.</text:span></text:p>
      <text:p text:style-name="P50"><text:span text:style-name="T58">125 поней</text:span><text:span text:style-name="T24">.</text:span></text:p>
      <text:p text:style-name="P50"><text:span text:style-name="T24">54 паня.</text:span>»</text:p>
      <text:p text:style-name="P50"/>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text:soft-page-break/>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
      <text:p text:style-name="P50">УУУУУУРРРРРРГГГГХХХХХХХ!!!</text:p>
      <text:p text:style-name="P50"/>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0"/>
      <text:h text:style-name="Heading_20_2" text:outline-level="2">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0">Я поднял кусок газеты, прибитый ветром к ограждению и быстро пробежался по заголовкам.</text:p>
      <text:p text:style-name="P50"/>
      <text:p text:style-name="P50">«<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9">«</text:span><text:span text:style-name="T25">Общественные работы: распоряжением принцессы Луны пятница отводится для строительства мостов через провалы. Расписание работ </text:span><text:soft-page-break/><text:span text:style-name="T25">филлидельфийских бригад по участкам</text:span><text:span text:style-name="T49">».</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
      <text:p text:style-name="P50">…</text:p>
      <text:p text:style-name="P50"/>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text:soft-page-break/>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text:soft-page-break/>–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Пегаска печально покачала головой.</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Пегаска положила голову мне на плечо и прижалась всем телом в ответ.</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text:soft-page-break/>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9">И товары</text:span> вовсе<text:span text:style-name="T59"> не </text:span>бесплатные<text:span text:style-name="T59">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и почесала в затыл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text:soft-page-break/>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у-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9">Оно п</text:span>овсюду. <text:span text:style-name="T59">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text:soft-page-break/>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интересно, я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9">А т</text:span>ы вставать не хотел! Я очень-очень испугалась. <text:span text:style-name="T59">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text:soft-page-break/>–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И <text:span text:style-name="T1">у</text:span> нас совсем нет магии.</text:p>
      <text:p text:style-name="P50"><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text:soft-page-break/>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9">матюков мне</text:span> удалось замазать самые большие щели. За тестовый<text:span text:style-name="T59"> </text:span>получасовый заплыв<text:span text:style-name="T59">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 Анон. – прервала ход моих мыслей пегаска. – Наш путь заканчивается. В Понивилле мы расстанемся. Ты ничего не хочешь мне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2">– Значит, тебе нечего мне сказать? Тогда я скажу! Ты врёшь, что ни о чём не думал! Ты опять думал о ней!</text:p>
      <text:p text:style-name="P52"><text:soft-page-break/>–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9">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9">н жил с пони! И они </text:span>офигенно <text:span text:style-name="T59">любили друг </text:span><text:span text:style-name="T59">друга! И у них </text:span>был<text:span text:style-name="T59"> </text:span>офигенный <text:span text:style-name="T59">секс! </text:span>И это было офигенно круто!<text:span text:style-name="T59">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2"/>
      <text:p text:style-name="P52">КРАК!</text:p>
      <text:p text:style-name="P52"/>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text:soft-page-break/>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
      <text:p text:style-name="P52">…</text:p>
      <text:p text:style-name="P52"/>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oft-page-break/><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oft-page-break/><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oft-page-break/><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oft-page-break/>«<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его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text:soft-page-break/>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9">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9">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text:soft-page-break/>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
      <text:p text:style-name="P52"><text:span text:style-name="T11">– </text:span>Итак, мы:</text:p>
      <text:p text:style-name="P52">а) Имеем резонаторные рубины для ускорителя.</text:p>
      <text:p text:style-name="P52">б) После исчезновения принцессы Селестии, не имеем <text:s/>возможности контролировать усиленное ускорителем <text:s/>заклинание Прозрения.</text:p>
      <text:p text:style-name="P52"/>
      <text:p text:style-name="P52"><text:soft-page-break/>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2"/>
      <text:p text:style-name="P52"><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pan text:style-name="T11">– </text:span>Вот, прибрался малёхо. Но с потолка сажу ещё не успел счистить, там стремянка нужна.</text:p>
      <text:p text:style-name="P52"><text:soft-page-break/><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у меня всё просчитано. Я уверена, я подчёркиваю, я абсолютно уверена в безопасности эксперимента!</text:p>
      <text:p text:style-name="P52"><text:span text:style-name="T11">– </text:span>Ой, што-то мне нехорошо становится, когда ты так говоришь…</text:p>
      <text:p text:style-name="P52"><text:span text:style-name="T11">– Кобылки</text:span>, приготовились! Начинаю обратный отсчёт! Десять! Девять! Восемь! Семь!</text:p>
      <text:p text:style-name="P52">Гудение синхрофазотрона усилилось. Картинка у меня перед глазами поплыла.</text:p>
      <text:p text:style-name="P52"><text:soft-page-break/><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В<text:span text:style-name="T1">елик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далёкую вершину.</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когорты</text:span><text:span text:style-name="T9"><text:note text:id="ftn15" text:note-class="footnote"><text:note-citation>15</text:note-citation><text:note-body><text:p text:style-name="P142">Когорта <text:span text:style-name="T49">–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1">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9"> </text:span>покои Луны<text:span text:style-name="T59"> </text:span>через открытые балконные двери<text:span text:style-name="T59">.</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soft-page-break/>…</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9">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
      <text:p text:style-name="P52">Я ВИЖУ!!! ПРОКЛЯТЬЕ, КАК ВСЁ ПРОСТО!!!</text:p>
      <text:p text:style-name="P52"/>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2">Я киваю ей в ответ. Мне понятно, почему.</text:p>
      <text:p text:style-name="P52"><text:span text:style-name="T11">– </text:span>Как тебя зовут, малышка? Я постараюсь вернуть тебя. Может быть, ещё не поздно.</text:p>
      <text:p text:style-name="P52">Пегаска приветственно машет копытом. Звёзды просвечивают сквозь неё, она тает на глазах.</text:p>
      <text:p text:style-name="P25"><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2">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oft-page-break/><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то? Увидел шт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т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oft-page-break/><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9">Допустим, кот бессмертен. Также допустим, что кот з</text:span>аколдован<text:span text:style-name="T59"> </text:span>отложенным <text:span text:style-name="T59">заклятие</text:span>м<text:span text:style-name="T59"> Абсолютного Стирания, которое сработает, если кто-то откроет ящик</text:span>. <text:span text:style-name="T59">То есть, п</text:span>ри открытии<text:span text:style-name="T59"> ящик</text:span>а<text:span text:style-name="T59"> кот исчезнет из </text:span>бытия<text:span text:style-name="T59">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Абсолютного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oft-page-break/><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то мы все — навроде этого кота, а Анон боится открыть ящик? Шт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text:note text:id="ftn16" text:note-class="footnote"><text:note-citation>16</text:note-citation><text:note-body><text:p text:style-name="P142">Тороид <text:span text:style-name="T49">–</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поней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Я успокаивающе поднял руки.</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text:soft-page-break/>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oft-page-break/><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oft-page-break/><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text:soft-page-break/>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text:soft-page-break/>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2">Я присмотрелся к ночной принцессе с подозрением. Что она знает о нас с Селестией?</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7">–</text:span> Тогда зачем она..?</text:p>
      <text:p text:style-name="P47"><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text:soft-page-break/>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8">–</text:span> А другие? Они тоже… давали мне потому, что считали меня последним шансом?</text:p>
      <text:p text:style-name="P50">У аликорницы отвалилась челюсть.</text:p>
      <text:p text:style-name="P50"><text:span text:style-name="T18">–</text:span> Другие? Кто ещё?<text:span text:style-name="T11"> </text:span>С кем ещё у тебя были… отношения?</text:p>
      <text:p text:style-name="P47"><text:span text:style-name="T17">–</text:span> С Рэйнбоу Дэш <text:span text:style-name="T17">–</text:span> ответил я несчастным голосом. <text:span text:style-name="T17">–</text:span> И, может быть, с Пинки.</text:p>
      <text:p text:style-name="P47"><text:span text:style-name="T17">–</text:span> А ты живчик. <text:span text:style-name="T17">–</text:span> удивлённо заметила Луна и нахмурилась.</text:p>
      <text:p text:style-name="P38">–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7"><text:span text:style-name="T17">– Что?!! – с недоверием воскликнула Луна. – Сестра никогда не умела лечить. И сейчас не умеет </text:span><text:span text:style-name="T57">—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7">– О небо! Теперь Мы понимаем, почему она так ослабела! Как это в стиле Сестры </text:span><text:span text:style-name="T57">—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7">– Заместительная терапия </text:span><text:span text:style-name="T57">—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7">– </text:span><text:span text:style-name="T5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oft-page-break/><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 Та сконфузилась.</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50" text:outline-level="2"><text:span text:style-name="T1">22</text:span>. <text:span text:style-name="T1">Лучший</text:span> Гранд Галопин<text:span text:style-name="T1">г</text:span> Гала <text:span text:style-name="T1">в истории</text:span></text:h>
      <text:p text:style-name="P80"/>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2"><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2">Митарианец <text:span text:style-name="T49">– мясоед</text:span></text:p></text:note-body></text:note>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Эпплджек.</text:p>
      <text:p text:style-name="P52">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за себя, дражайшая! Я, наоборот, только вхожу во вкус!</text:p>
      <text:p text:style-name="P52">Драконикус заткнулся и принялся жадно есть брюкву.</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text:soft-page-break/>–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умничка Твайлайт.</text:p>
      <text:p text:style-name="P52">Остальные пони отозвали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2"/>
      <text:p text:style-name="P52">…</text:p>
      <text:p text:style-name="P52"/>
      <text:p text:style-name="P52"><text:soft-page-break/>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Непривычно смешно было видеть принцессу ночи покрасневшей и прячущей в замешательстве глаза.</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настала очередь прятать глаза шестёрке пони.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Мну видела, как ты залазил сюда. Классное местечко!</text:p>
      <text:p text:style-name="P52"><text:soft-page-break/>–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Мну любит,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тень! А где они? Они скоро вернутся?</text:p>
      <text:p text:style-name="P52">– Они не вернутся.</text:p>
      <text:p text:style-name="P52">Индиго перестала улыбаться. Тревога отразилась на её мордочке.</text:p>
      <text:p text:style-name="P52">–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text:soft-page-break/>Единорожка в восторге <text:s/>запрыгала на месте.</text:p>
      <text:p text:style-name="P52">– У мну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80"/>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2">–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text:soft-page-break/>– Это она! Она!!! Нам дают знак!</text:p>
      <text:p text:style-name="P52">– Наша принцесса! Наше солнце!</text:p>
      <text:p text:style-name="P52">– Она вернётся! Как нам и обещала принцесса Луна!</text:p>
      <text:p text:style-name="P52">– А то! Я всем говорил! Мне никто не верил! Никто!!! Эти смешные бунтари из Мэйнхеттена…</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2">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
      <text:p text:style-name="P52">…</text:p>
      <text:p text:style-name="P52"/>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4">д</text:span>ЕсЬ БЫл <text:span text:style-name="T65">д</text:span>ИскОр<text:span text:style-name="T63">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2"><text:soft-page-break/>–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с приторной любезностью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text:soft-page-break/>–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ы.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6"></text:span><text:span text:style-name="T67">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text:soft-page-break/>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2">Замок.</text:p>
      <text:p text:style-name="P52">Проклятье,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Пиздец…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p text:style-name="P52">– <text:span text:style-name="T68">Зафиксирована опасная ситуация. Сознание пациента </text:span><text:span text:style-name="T69">&lt;</text:span><text:span text:style-name="T68">Селестия</text:span><text:span text:style-name="T69">&gt;</text:span><text:span text:style-name="T68"> не регистрируется. Активируется протокол экстренной эвакуации пациента </text:span><text:span text:style-name="T69">&lt;</text:span><text:span text:style-name="T68">Селестия</text:span><text:span text:style-name="T69">&gt;</text:span><text:span text:style-name="T68"> к супервизору </text:span><text:span text:style-name="T69">&lt;</text:span><text:span text:style-name="T68">Луна</text:span><text:span text:style-name="T69">&gt;</text:span><text:span text:style-name="T68">.</text:span></text:p>
      <text:p text:style-name="P75"/>
      <text:p text:style-name="P52">Я обернулся.</text:p>
      <text:p text:style-name="P52"><text:soft-page-break/>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
      <text:p text:style-name="P52">БЛЯ!!!</text:p>
      <text:p text:style-name="P52"/>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4">7.76</text:span>», сменившись на «<text:span text:style-name="T24">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БЛЯ!!!</text:p>
      <text:p text:style-name="P52">Какая тупица закрыла двери?</text:p>
      <text:p text:style-name="P52">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2">У тебя всё под контролем, Анон?!! Проклятье!</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
      <text:p text:style-name="P52">…</text:p>
      <text:p text:style-name="P52"/>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вновь зажглась оранжевым.</text:p>
      <text:p text:style-name="P52"><text:soft-page-break/></text:p>
      <text:p text:style-name="P52">…</text:p>
      <text:p text:style-name="P52"/>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2"/>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Я даже Биг Мака вижу.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text:soft-page-break/></text:p>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text:soft-page-break/>–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4">СВЕТОЧЕМ</text:span>».</text:p>
      <text:p text:style-name="P52">–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text:soft-page-break/>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У нас нет времени. Придётся действовать по твоему плану.</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7">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7">— одичавшие пони паслись по близлежащим полям.</text:span></text:p>
      <text:p text:style-name="P52">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2"/>
      <text:p text:style-name="P52">…</text:p>
      <text:p text:style-name="P52"/>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text:soft-page-break/>–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9">трид</text:span><text:span text:style-name="T1">цать лет, если его сменят через </text:span><text:span text:style-name="T59">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Вслед за Твайлайт к нам подошли Эпплджек с Пинки. Фермерша встала на задние ноги и положила передние мне на плечи.</text:p>
      <text:p text:style-name="P52">–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8"/>
      <text:p text:style-name="P47">– Шесть. Пять. Четыре. Три. Два. Один. Ста-а-а-арт! – заверещала Пинки.</text:p>
      <text:p text:style-name="P47">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text:soft-page-break/>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скала рассыпалась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text:soft-page-break/></text:p>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Элемента Верности впечатляет. Но если бы Мы могли всё предусмотреть — тут был бы совсем <text:s/>другой мир, куда лучше этого.</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2">Центурия <text:span text:style-name="T49">– военное подразделение в 100 солдат</text:span></text:p></text:note-body></text:note>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text:soft-page-break/>–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шибко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9">задней осью </text:span><text:span text:style-name="T1">на табуретку. Я прилаживал ей новое колесо взамен <text:s/>утраченного. </text:span><text:span text:style-name="T59">Ещ</text:span><text:span text:style-name="T1">ё</text:span><text:span text:style-name="T59"> </text:span><text:span text:style-name="T1">немного, и будет как новенькая! В дворцовом гараже среди кучи хлама таки нашлось лопнувшее колесо, которое </text:span><text:span text:style-name="T59">мне удалось</text:span><text:span text:style-name="T1"> отремонтировать — о</text:span><text:span text:style-name="T59">бучение у</text:span><text:span text:style-name="T1"> Норфа не </text:span><text:span text:style-name="T59">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9">на </text:span><text:span text:style-name="T1">корпус</text:span><text:span text:style-name="T59">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9">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text:soft-page-break/>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печально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9">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7">Спокойно, Анон, всё под контролем. Просто доверься ей.</text:p>
      <text:p text:style-name="P47">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text:soft-page-break/>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9">о всём мире остались только м</text:span>ы<text:span text:style-name="T59">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2"/>
      <text:p text:style-name="P47">И прежде чем я успел что-либо осмыслить, из дальнего закутка моей души вырвался ответ.</text:p>
      <text:p text:style-name="P92"/>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2"/>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Солёная.</text:p>
      <text:p text:style-name="P47">Проклятье! Я хотел избежать этого.</text:p>
      <text:p text:style-name="P47"><text:soft-page-break/>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чувство накры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 Он там, на месте. – успокоил я Луну. – Но есть, кажется, и плохие новости. Погоди, – остановил я невысказанный вопрос Луны, – мне надо убедиться.</text:p>
      <text:p text:style-name="P52"><text:soft-page-break/>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text:note text:id="ftn19" text:note-class="footnote"><text:note-citation>19</text:note-citation><text:note-body><text:p text:style-name="P142">Манипула <text:span text:style-name="T49">– военное подразделение в 200 солдат</text:span></text:p></text:note-body></text:note>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4">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А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2">Я внимательно всмотрелся в аликорницу. На накопытник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9">при</text:span>казала Луна ринувшимся было ей на помощь стражникам. – До завершения задачи Мы не обращаем внимания на пустяки.</text:p>
      <text:p text:style-name="P52">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text:soft-page-break/>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9">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text:soft-page-break/>«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2">–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text:soft-page-break/></text:p>
      <text:p text:style-name="P39">~~~~~</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9">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2">– <text:span text:style-name="T59">А ч</text:span>то случилось с кракеном?</text:p>
      <text:p text:style-name="P52">– Он провалился в <text:span text:style-name="T59">П</text:span>ровал. – отвечает пегаска и смотрит на извивающийся остат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ную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2">Прекрасно! Просто прекрасно!</text:p>
      <text:p text:style-name="P52"><text:soft-page-break/>Я спускаюсь вниз, сажусь на обломок стены и обхватываю голову руками.</text:p>
      <text:p text:style-name="P52">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грёбанных триста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text:soft-page-break/>Пегаска смотрит на меня вишнёвыми глазами.</text:p>
      <text:p text:style-name="P52">–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5"><text:soft-page-break/></text:p>
      <text:p text:style-name="P96">Кажется, я уже это встречал раньше! Не помню только, где и когда.</text:p>
      <text:p text:style-name="P95"/>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51" text:outline-level="3">Воскресенье</text:h>
      <text:p text:style-name="P47"/>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7">–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7"/>
      <text:p text:style-name="P48">***</text:p>
      <text:p text:style-name="P47"/>
      <text:p text:style-name="P47"><text:soft-page-break/>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9">Невозможно поверить, но два месяца</text:span><text:span text:style-name="T19"> </text:span><text:span text:style-name="T49">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6">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
      <text:p text:style-name="P56">…</text:p>
      <text:p text:style-name="P56"/>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text:soft-page-break/>– Проклятье!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 Я там работал семь лет. Уволился два месяца назад. Думал, вырвался из этого омута навсегда. Как видишь, ошибался.</text:p>
      <text:p text:style-name="P35"><text:soft-page-break/></text:p>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8">…</text:p>
      <text:p text:style-name="P88">…</text:p>
      <text:p text:style-name="P88">Конфликт с узлом 5</text:p>
      <text:p text:style-name="P88">…</text:p>
      <text:p text:style-name="P88">…</text:p>
      <text:p text:style-name="P88">Конфликт с узлом 12</text:p>
      <text:p text:style-name="P88">…</text:p>
      <text:p text:style-name="P88">Конфликт с узлом 15</text:p>
      <text:p text:style-name="P88">…</text:p>
      <text:p text:style-name="P88">Конфликт с узлом 17</text:p>
      <text:p text:style-name="P88">…</text:p>
      <text:p text:style-name="P88">…</text:p>
      <text:p text:style-name="P86">Решение.</text:p>
      <text:p text:style-name="P86">…</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text:span><text:soft-page-break/><text:span text:style-name="T1">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59">кликнул по ним правой кнопкой </text:span><text:span text:style-name="T1">мыши</text:span><text:span text:style-name="T59"> и </text:span><text:span text:style-name="T1">выбрал</text:span><text:span text:style-name="T59"> из контекстного меню пункт “Форматировать”.</text:span></text:p>
      <text:p text:style-name="P93"/>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text:soft-page-break/>–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text:soft-page-break/>–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51"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0"><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0">– Ты его слишком… эмм, упрощаешь. – продолжала Флаттершай. – Вот, взгляни сюда.</text:p>
      <text:p text:style-name="P100">Флаттершай повернула ко мне экран. Мультяшный Дискорд с полными слёз глазами стоял на ледовом катке перед брошенными коньками.</text:p>
      <text:p text:style-name="P100"><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5">Я с удивлением повернулся к притихшей Флаттершай.</text:p>
      <text:p text:style-name="P105">– А как?</text:p>
      <text:p text:style-name="P105">Девушка обхватила себя руками, как будто от холода. Я еле различал её полушёпот.</text:p>
      <text:p text:style-name="P105">–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0">– А ты в курсе, что твой Дискорд многократно сжигал Селестию живьём? Хороша шутка, обхохочешься! – выпалил я.</text:p>
      <text:p text:style-name="P11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0"><text:span text:style-name="T11">– Это всего лишь твои домыслы. С тем же успехом я могу объяснить это тем, что он </text:span>— злой придурок!</text:p>
      <text:p text:style-name="P110">– Это не мои… эмм… домыслы… Он сам мне рассказал…</text:p>
      <text:p text:style-name="P110">Флаттершай встала со стула и попыталась уйти. Я задержал её.</text:p>
      <text:p text:style-name="P110">– Извини. Я не знал. Нам нельзя ссориться.</text:p>
      <text:p text:style-name="P100">Девушка слабо улыбнулась.</text:p>
      <text:p text:style-name="P110">– Я не сержусь… На Дискорда трудно не злиться… Он так себя ведёт, потому что его это… эмм… <text:s/>забавляет.</text:p>
      <text:p text:style-name="P3"/>
      <text:p text:style-name="P129">***</text:p>
      <text:p text:style-name="P127"/>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5"><text:soft-page-break/>– Што ты решил, Анон?</text:p>
      <text:p text:style-name="P95">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text:soft-page-break/></text:p>
      <text:h text:style-name="Heading_20_3" text:outline-level="3">Среда</text:h>
      <text:p text:style-name="P1"/>
      <text:p text:style-name="P88">…</text:p>
      <text:p text:style-name="P88">Конфликт с узлом 2</text:p>
      <text:p text:style-name="P88">Конфликт с узлом 3</text:p>
      <text:p text:style-name="P88">…</text:p>
      <text:p text:style-name="P88">Конфликт с узлом 5</text:p>
      <text:p text:style-name="P88">…</text:p>
      <text:p text:style-name="P88">…</text:p>
      <text:p text:style-name="P88">Конфликт с узлом 8</text:p>
      <text:p text:style-name="P88">…</text:p>
      <text:p text:style-name="P88">…</text:p>
      <text:p text:style-name="P88">Конфликт с узлом 12</text:p>
      <text:p text:style-name="P88">Конфликт с узлом 13</text:p>
      <text:p text:style-name="P88">…</text:p>
      <text:p text:style-name="P88">Конфликт с узлом 16</text:p>
      <text:p text:style-name="P88">…</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text:soft-page-break/>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text:soft-page-break/>«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text:soft-page-break/>–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8">Конфликт с узлом 3</text:p>
      <text:p text:style-name="P88">…</text:p>
      <text:p text:style-name="P88">Конфликт с узлом 6</text:p>
      <text:p text:style-name="P88">Конфликт с узлом 7</text:p>
      <text:p text:style-name="P88">…</text:p>
      <text:p text:style-name="P88"><text:soft-page-break/>Конфликт с узлом 9</text:p>
      <text:p text:style-name="P88">…</text:p>
      <text:p text:style-name="P88">…</text:p>
      <text:p text:style-name="P88">Конфликт с узлом 11</text:p>
      <text:p text:style-name="P88">Конфликт с узлом 12</text:p>
      <text:p text:style-name="P88">Конфликт с узлом 13</text:p>
      <text:p text:style-name="P88">…</text:p>
      <text:p text:style-name="P88">…</text:p>
      <text:p text:style-name="P88">Конфликт с узлом 16</text:p>
      <text:p text:style-name="P88">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Nash AI <text:span text:style-name="T11">module </text:span>malfunction. Nash AI module stop…</text:p>
      <text:p text:style-name="P87">Cluster going down in 2 minutes…</text:p>
      <text:p text:style-name="P87">Unloading dictionaries… HDFS malfunction</text:p>
      <text:p text:style-name="P87">Classloader malfunction. Classloader stop…</text:p>
      <text:p text:style-name="P87">Cluster going down in 1 minute…</text:p>
      <text:p text:style-name="P87">Kernel panic</text:p>
      <text:p text:style-name="P84"/>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text:soft-page-break/>–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text:soft-page-break/></text:p>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5">—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text:soft-page-break/></text:p>
      <text:p text:style-name="P87">…</text:p>
      <text:p text:style-name="P87">…</text:p>
      <text:p text:style-name="P87">Cluster restarting…</text:p>
      <text:p text:style-name="P87">Zookeeper service initiated. Sending heartbeats to all nodes…</text:p>
      <text:p text:style-name="P87">Classloader start…</text:p>
      <text:p text:style-name="P87">Loading dictionaries…</text:p>
      <text:p text:style-name="P87"><text:span text:style-name="T11">Nash </text:span>AI module start…</text:p>
      <text:p text:style-name="P87">Celest AI submodule found… Acquiring…</text:p>
      <text:p text:style-name="P87">UI module start…</text:p>
      <text:p text:style-name="P87">…</text:p>
      <text:p text:style-name="P85">Перегрузка кластера завершена успешно. Все узлы синхронизированы с мастер-сервером.</text:p>
      <text:p text:style-name="P84"/>
      <text:p text:style-name="P84">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text:soft-page-break/>–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text:soft-page-break/>–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6"/>
      <text:p text:style-name="P49">…</text:p>
      <text:p text:style-name="P49"/>
      <text:p text:style-name="P49">…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запихнул Эпплджек себе за спину, выставил вперёд бейсбольную биту и сделал шаг вперёд…</text:p>
      <text:p text:style-name="P49"><text:soft-page-break/></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49">Ещё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text:soft-page-break/>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1"><text:span text:style-name="T11">– Анон…</text:span><text:span text:style-name="T1"> Тут окно разбито… И верёвка висит. – пискнула Флаттершай из кухни.</text:span></text:p>
      <text:p text:style-name="P99"><text:span text:style-name="T11">– </text:span><text:span text:style-name="T1">Оставь, Флатти, не сейчас! – отмахнулся я.</text:span></text:p>
      <text:p text:style-name="P100">Эпплджек стояла посреди комнаты и оглядывалась.</text:p>
      <text:p text:style-name="P110">– Не нравится мне тут. Чуйка нехорошая…</text:p>
      <text:p text:style-name="P10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9"><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0">– Привет, Сел.</text:p>
      <text:p text:style-name="P145">Аликорница всполошилась и спрятала <text:span text:style-name="T1">пирожное</text:span> за спину.</text:p>
      <text:p text:style-name="P110">– Ах, это ты, Анон. Какое счастье! Ты снова с нами!</text:p>
      <text:p text:style-name="P110">– Нет, Сел. Это ты с нами. <text:span text:style-name="T1">Я пришёл забрать тебя назад, в Эквестрию. Через четверть часа ты вернёшься домой.</text:span></text:p>
      <text:p text:style-name="P100"><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0"><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0"><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0"/>
      <text:h text:style-name="P149" text:outline-level="2">2<text:span text:style-name="T1">9</text:span>. Отбытие</text:h>
      <text:p text:style-name="P113"/>
      <text:p text:style-name="P100"><text:span text:style-name="T11">– </text:span>Оп-па! – пробормотала Эпплджек. – Нежданчик!</text:p>
      <text:p text:style-name="P100">Дискорд дурашливо кивнул Эпплджек.</text:p>
      <text:p text:style-name="P110">– И я рад тебя видеть, дорогая Эппл-как-тебя-там! А где моя любимая Флаттершай?</text:p>
      <text:p text:style-name="P110">Окинув взглядом комнату, Дискорд закапризничал:</text:p>
      <text:p text:style-name="P110">– Где же она? Вот вечно вы тормозите, когда надо торопиться!</text:p>
      <text:p text:style-name="P100"><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0"><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0">– С кем это вы тут разговариваете?</text:p>
      <text:p text:style-name="P110">В комнату вошла Флаттершай.</text:p>
      <text:p text:style-name="P100">Дискорд обернулся на голос и в этот момент я швырнул в него кружкой и бросился к нему через комнату с занесенным над головой стулом.</text:p>
      <text:p text:style-name="P100">Оглушённый драконикус попытался отъехать на кресле в сторону, но я припёр его стулом к стенке.</text:p>
      <text:p text:style-name="P130">– Эй-Джей, Флатти, хватайте комп и на выход! Я с ним разберусь! Не теряйте вре..!</text:p>
      <text:p text:style-name="P130">– ТЫ ИДИО..!!!</text:p>
      <text:p text:style-name="P130">Дискорд <text:s/>заорал одновременно со мной, прикрываясь от меня руками, когда раздался оглушительный</text:p>
      <text:p text:style-name="P130">… </text:p>
      <text:p text:style-name="P132">БАХ!!!</text:p>
      <text:p text:style-name="P133">…</text:p>
      <text:p text:style-name="P130">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раконикуса появилось удивлённо-мечтательное выражение и он вырубился.</text:p>
      <text:p text:style-name="P110"/>
      <text:p text:style-name="P110">…</text:p>
      <text:p text:style-name="P110"/>
      <text:p text:style-name="P110">– <text:span text:style-name="T1">А… Анон… Зачем ты напал на Дискорда? </text:span>– <text:span text:style-name="T1">прошептала Флаттершай в шоке.</text:span></text:p>
      <text:p text:style-name="P11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0">– Чего-о-о??? – ахнула Эпплджек. – Анон, я, канешн, на дух не выношу этого прохвоста, но тут ты малость вожжи попутал. Дискорд — не убийца.</text:p>
      <text:p text:style-name="P100">Дискорд благодарно замычал и так энергично закивал головой, что чуть не проглотил кляп.</text:p>
      <text:p text:style-name="P10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0"/>
      <text:p text:style-name="P100">Я раздражённо повернулся к фермерше.</text:p>
      <text:p text:style-name="P100">– А кто, по-твоему, подстроил все эти «несчастные» случаи? Вспомни, как меня чуть не утопил снеговик. Кому ещё это под силу?</text:p>
      <text:p text:style-name="P100">Дискорд возвёл глаза к потолку и завыл. Эпплджек задумалась.</text:p>
      <text:p text:style-name="P10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0"><text:soft-page-break/>– А зачем тогда ты приложила его книгой? А потом помогла мне его связать? – перебил я фермершу с удивлением.</text:p>
      <text:p text:style-name="P100">Драконикус с натугой наклонил голову к руке, привязанной к подлокотнику, и покрутил пальцем у виска.</text:p>
      <text:p text:style-name="P100">– Потому што ты напал на него. – пожала плечами Эпплджек. – Я и подумала — тебе виднее. И подсобила маленько.</text:p>
      <text:p text:style-name="P100"/>
      <text:p text:style-name="P100">Звук сирены заставил меня броситься к окну. Три полицейские тойоты сверкали мигалками вокруг «Навары», подобно ёлочной гирлянде.</text:p>
      <text:p text:style-name="P100"/>
      <text:p text:style-name="P100">Проклятье!!!</text:p>
      <text:p text:style-name="P100"/>
      <text:p text:style-name="P100">Я схватил ноутбук, сгрёб девушек в охапку и вытолкал их в коридор. В дверях я обернулся к Дискорду.</text:p>
      <text:p text:style-name="P120"><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0">Я повернулся к выходу. Флаттершай проскочила у меня под локтём и кинулась к драконикусу.</text:p>
      <text:p text:style-name="P120"/>
      <text:p text:style-name="P120"><text:span text:style-name="T11">– Нет! Дискорд </text:span>— не убийца!!!</text:p>
      <text:p text:style-name="P120">С необычной для неё силой Флаттершай вытащила кляп изо рта драконикуса.</text:p>
      <text:p text:style-name="P120"><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5"/>
      <text:p text:style-name="P120">Или драконикус — гениальный актёр, или… ?</text:p>
      <text:p text:style-name="P120"/>
      <text:p text:style-name="P120">Я вернулся к драконикусу и уселся на стул напротив него.</text:p>
      <text:p text:style-name="P120"><text:span text:style-name="T11">– Р</text:span>ассказывай.</text:p>
      <text:p text:style-name="P120">Дискорд немного успокоился.</text:p>
      <text:p text:style-name="P120"><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0"><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0">У драконикуса глаза полезли на лоб.</text:p>
      <text:p text:style-name="P120"><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0"/>
      <text:p text:style-name="P120"><text:soft-page-break/>Я задумался. Драконикус, похоже, говорил искренне. Но кто тогда всё это время играл с нами, <text:span text:style-name="T26">словно кот с мышью</text:span>?</text:p>
      <text:p text:style-name="P120"><text:span text:style-name="T11">– </text:span>Анон! <text:span text:style-name="T11">– </text:span>крикнула Эпплджек из прихожей. <text:span text:style-name="T11">– </text:span>Я слышу шум за дверью!</text:p>
      <text:p text:style-name="P120">Практически одновременно раздался звонок.</text:p>
      <text:p text:style-name="P123">– ОТКРОЙТЕ, ПОЛИЦИЯ! Вам даётся полминуты, чтобы открыть дверь! Через тридцать секунд дверь будет выбита!</text:p>
      <text:p text:style-name="P123"/>
      <text:p text:style-name="P123">Эпплджек ошалело выскочила из прихожей. Несколько мгновений я молча смотрел на неё. В голове свистел ветер и играла дудочка.</text:p>
      <text:p text:style-name="P123">– На крышу, живо!!! Через окно на кухне! – зашипел Дискорд.</text:p>
      <text:p text:style-name="P123">– Что? – ступил я.</text:p>
      <text:p text:style-name="P120"><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3"/>
      <text:p text:style-name="P123">Эпплджек, с ноутбуком в одной руке и Флаттершай — во второй, кинулась на кухню.</text:p>
      <text:p text:style-name="P120">Дверь содрогнулась от мощного удара. Послышался стук падающей штукатурки. Я сломя голову бросился за девушками.</text:p>
      <text:p text:style-name="P120">– Развяжи меня, кретин!!! – гаркнул вдогонку Дискорд.</text:p>
      <text:p text:style-name="P120">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0">– Давай на крышу! Я догоню! – рявкнул он, освобождая вторую руку.</text:p>
      <text:p text:style-name="P120">От второго удара дверная коробка крякнула и наполовину въехала в коридор.</text:p>
      <text:p text:style-name="P120">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0">Верёвка в кухонном окне дёргалась под весом карабкающихся девушек. Я словил её и стал на подоконник.</text:p>
      <text:p text:style-name="P120"/>
      <text:p text:style-name="P120">Блё-о-о!</text:p>
      <text:p text:style-name="P120"/>
      <text:p text:style-name="P120">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0">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59">А если не </text:span>выдержит<text:span text:style-name="T59"> </text:span>основа, к которой она привязана? Что-то мне в туалет захотелось… У меня нет боязни высоты, но это уже слишком!</text:p>
      <text:p text:style-name="P120"/>
      <text:p text:style-name="P120">Я задрал голову.</text:p>
      <text:p text:style-name="P120">О! Так уже легче! Надо мной всего лишь два этажа. Десять метров верёвки. Если не смотреть вниз, то…</text:p>
      <text:p text:style-name="P120"/>
      <text:p text:style-name="P122"><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24"/>
      <text:p text:style-name="P120">Я вытер ладони о штаны, ухватил канат и сделал шаг вперёд…</text:p>
      <text:p text:style-name="P120"/>
      <text:p text:style-name="P120">…</text:p>
      <text:p text:style-name="P120"/>
      <text:p text:style-name="P120">Святые яйца, Анон, ты действительно сделал ЭТО!</text:p>
      <text:p text:style-name="P120"/>
      <text:p text:style-name="P120">…</text:p>
      <text:p text:style-name="P120"/>
      <text:p text:style-name="P120">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0">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0">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0">Я успел сократить расстояние до Эпплджек наполовину, когда девушки нашли решение.</text:p>
      <text:p text:style-name="P12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0">Селестия милосердная!!!</text:p>
      <text:p text:style-name="P120">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0">Я выдохнул.</text:p>
      <text:p text:style-name="P120">Флаттершай появилась над бортиком и свесила вниз руку. Эпплджек вытянулась и протянула ей ноутбук одной рукой.</text:p>
      <text:p text:style-name="P120">НЕТ! У них не получилось!</text:p>
      <text:p text:style-name="P120">У меня враз вспотели ладони. Держаться на верёвке стало чертовски трудно.</text:p>
      <text:p text:style-name="P120">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0">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0"><text:soft-page-break/>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0">К счастью, фермерша не разжала ног.</text:p>
      <text:p text:style-name="P120">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0">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0"/>
      <text:p text:style-name="P120">Бляблябляблябля!!! ДА НУ ЕГО НАХУЙ — ТАКОЙ АЛЬПИНИЗМ!!!</text:p>
      <text:p text:style-name="P120">БЛЯ!!!…</text:p>
      <text:p text:style-name="P120">Верёвка закончилась. Наконец-то у меня появилось время для паники. Я судорожно обнял Эпплджек, закрыл глаза и приготовился…</text:p>
      <text:p text:style-name="P120"/>
      <text:p text:style-name="P120">…</text:p>
      <text:p text:style-name="P120"/>
      <text:p text:style-name="P120">Захват поперёк груди и сильный рывок выдавили из меня остатки дыхания.</text:p>
      <text:p text:style-name="P120">– ОТПУСТИ КОБЫЛУ!!! – загрохотало мне в ухо.</text:p>
      <text:p text:style-name="P120">Я открыл глаза.</text:p>
      <text:p text:style-name="P120">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0">Я чуть поднял глаза и уставился в кривую морду драконикуса.</text:p>
      <text:p text:style-name="P120">– Отпусти Эпплджек. Я её держу. – повторил Дискорд. – Мне сбалансироваться надо. Вы не такие уж и лёгкие.</text:p>
      <text:p text:style-name="P120">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0">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0"/>
      <text:p text:style-name="P120">…</text:p>
      <text:p text:style-name="P120"/>
      <text:p text:style-name="P120">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0">– Эмм… Флатти, дорогая, нам пора. Я слышу шаги на лестнице. Не говоря уже о том, что до закрытия коридора осталось семь минут…</text:p>
      <text:p text:style-name="P120"/>
      <text:p text:style-name="P120">…</text:p>
      <text:p text:style-name="P120"/>
      <text:p text:style-name="P120"><text:soft-page-break/>На длинной шее драконикуса разместились Эпплджек и Флаттершай. Я, для сохранения баланса, разместился ближе к хвосту.</text:p>
      <text:p text:style-name="P120">Дискорд расправил крылья и начал короткую пробежку к краю.</text:p>
      <text:p text:style-name="P120"><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0"/>
      <text:p text:style-name="P120">…ограда края крыши промелькнула под нами…</text:p>
      <text:p text:style-name="P125"/>
      <text:p text:style-name="P120"><text:span text:style-name="T11">– …</text:span>собственно, держаться в воздухе дольше у меня не хватит магии.</text:p>
      <text:p text:style-name="P120"/>
      <text:p text:style-name="P120">Мы летели навстречу закату.</text:p>
      <text:p text:style-name="P120"/>
      <text:p text:style-name="P120">…</text:p>
      <text:p text:style-name="P120"/>
      <text:p text:style-name="P120">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0"><text:span text:style-name="T11">– </text:span>Ю-ху-у-у!!!</text:p>
      <text:p text:style-name="P120">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0">Перед нами увеличивалась громада моей высотки.</text:p>
      <text:p text:style-name="P120">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0">– Пристегните ремни! – проревел Дискорд, резко ускоряясь. – Будет весело!!!</text:p>
      <text:p text:style-name="P120">Эпплджек покрепче прижала к себе ноутбук. Флаттершай прижалась к шее Дискорда, отвернулась и закрыла глаза.</text:p>
      <text:p text:style-name="P120">– ВНИМАНИЕ!!! – заорал Дискорд, сложил крылья и влетел в коридор.</text:p>
      <text:p text:style-name="P120"/>
      <text:p text:style-name="P121">***</text:p>
      <text:p text:style-name="P120"/>
      <text:p text:style-name="P120">Бля!!!</text:p>
      <text:h text:style-name="Heading_20_2" text:outline-level="2"/>
      <text:h text:style-name="Heading_20_2" text:outline-level="2"><text:span text:style-name="T1">30</text:span>. Разговор за столиком в <text:span text:style-name="T1">ночи</text:span></text:h>
      <text:p text:style-name="P134"/>
      <text:p text:style-name="P136">Мы почти успели.</text:p>
      <text:p text:style-name="P131">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1"><text:soft-page-break/>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1">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1">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1">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1">«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1">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1"/>
      <text:p text:style-name="P131">ХА-ХА-ХА!</text:p>
      <text:p text:style-name="P131"/>
      <text:p text:style-name="P131">Прямо как сейчас. Как говорится, найди десять отличий.</text:p>
      <text:p text:style-name="P131">Вот только… Только Дэш была бы жива…</text:p>
      <text:p text:style-name="P135">Я тяжело вздохнул.</text:p>
      <text:p text:style-name="P135"/>
      <text:p text:style-name="P135">…</text:p>
      <text:p text:style-name="P135"/>
      <text:p text:style-name="P13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1">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text:soft-page-break/>–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6">.</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ин!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70">Я ПОНЯЛ, КТО ТЫ!!! КАК </text:span><text:span text:style-name="T71">ЖЕ </text:span><text:span text:style-name="T70">Я СРАЗУ НЕ ДОГАДАЛСЯ?!! Я ДОЛГО ЖДАЛ ТЕБЯ, ПРОВОДНИК! Я УСТАЛ! ПРИСТУПИМ ЖЕ СКОРЕЕ!</text:span></text:p>
      <text:p text:style-name="P37"><text:soft-page-break/></text:p>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Я глубоко вздохнул, как перед прыжком в воду.</text:p>
      <text:p text:style-name="P50"/>
      <text:p text:style-name="P50"><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text:span><text:span text:style-name="T21">существовать, что они — лишь плод фантазии брони! Когда они узнают об этом, магия, поддерживающая их существование, рассеивается.</text:span></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text:soft-page-break/>К сожалению, к Эквусу это не относится.</text:p>
      <text:p text:style-name="P3">Анакорн развёл копытами и отпил из стакана.</text:p>
      <text:p text:style-name="P100"><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100">Я запротестовал.</text:p>
      <text:p text:style-name="P102">– В Эквестрии не двигают солнце! Аликорны лишь корректируют орбиту Эквуса и луны вокруг него, хотя все уверены в обратном.</text:p>
      <text:p text:style-name="P102">Анакорн улыбнулся во всю морду.</text:p>
      <text:p text:style-name="P102">– Значит, ты уже помогаешь мне, Проводник, даже сам того не осознавая! Я рад!</text:p>
      <text:p text:style-name="P100">Демиург снова отпил из стакана и продолжил.</text:p>
      <text:p text:style-name="P102"/>
      <text:p text:style-name="P10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2">Анакорн только развёл копытами.</text:p>
      <text:p text:style-name="P102">– Не знаю. Может, ему фунты и ярды больше нравятся.</text:p>
      <text:p text:style-name="P102"><text:soft-page-break/>– Ты так говоришь, будто у Эквуса есть свой собственный разум. – заметил я.</text:p>
      <text:p text:style-name="P102">Анакорн усмехнулся.</text:p>
      <text:p text:style-name="P10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100">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2"/>
      <text:p text:style-name="P10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0"/>
      <text:p text:style-name="P100">Анакорн мрачно уставился на мерцающую голограмму Эквуса<text:span text:style-name="T26">. Ко мне наконец-то пришло понимание ситуации.</text:span></text:p>
      <text:p text:style-name="P105">– А почему ты сам не можешь поддерживать Эквус? Ты же его демиург? Ну так и питай его своей созидающей силой, пока он не окрепнет!</text:p>
      <text:p text:style-name="P100">Анакорн смутился.</text:p>
      <text:p text:style-name="P100"><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4">–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0">– Хмм. То есть, это брони создали Эквус?</text:p>
      <text:p text:style-name="P100">–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0"/>
      <text:p text:style-name="P100">Анакорн прижал одним копытом центр карандаша к столу и ударил по его кончику другим. Карандаш стал вертеться своеобразной юлой.</text:p>
      <text:p text:style-name="P100"/>
      <text:p text:style-name="P100">–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0"><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text:soft-page-break/>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2"/>
      <text:p text:style-name="P100">Я вспомнил события последнего времени моей родины<text:span text:style-name="T11">.</text:span></text:p>
      <text:p text:style-name="P10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0">Анакорн с такой силой надавил копытом на карандаш, что тот хрустнул.</text:p>
      <text:p text:style-name="P10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2">Я развёл руками.</text:p>
      <text:p text:style-name="P10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2">Анакорн улыбнулся и вскочил с пуфика.</text:p>
      <text:p text:style-name="P100"><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5">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5"/>
      <text:p text:style-name="P105">Я скептически хмыкнул.</text:p>
      <text:p text:style-name="P10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5">Анакорн поправил невесть откуда взявшиеся на переносице очки и ответил.</text:p>
      <text:p text:style-name="P100"><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5">Я задумался. На самом деле, интересная логическая задача…</text:p>
      <text:p text:style-name="P10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text:soft-page-break/>достаточно мягкие, чтобы ухватить не очень тонкую вещь. Это тебе не наши лошади всё-таки. По-моему, всё сходится.</text:p>
      <text:p text:style-name="P100"><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5">– А кьютимарки ты сам даришь пони, когда распознаёшь их жизненное предназначение!!! – так же азартно заорал я.</text:p>
      <text:p text:style-name="P10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5">Я пожал плечами.</text:p>
      <text:p text:style-name="P105">– А по-другому я не могу объяснить их появление. К сожалению.</text:p>
      <text:p text:style-name="P10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5">– Хорошо. Уговорил. Кьютимарки беру на себя. Так и знал, что мне самое трудное достанется!</text:p>
      <text:p text:style-name="P10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5">Анакорн проследил мой взгляд.</text:p>
      <text:p text:style-name="P105">– Нечего так на меня смотреть! Если я стану применять магию вместо ловкости, теряется весь смысл упражнения… О, глянь-ка на Эквус!</text:p>
      <text:p text:style-name="P105">И впрямь, было на что посмотреть. Уровень помех на голограмме снизился на порядок и сама она стала светиться ровным голубоватым светом.</text:p>
      <text:p text:style-name="P10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5">– Почему бы не сделать главной каноническую Эквестрию? Ту, что описана в мультике?</text:p>
      <text:p text:style-name="P105">– Учти<text:span text:style-name="T49">,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4">—</text:span><text:span text:style-name="T49"> точнее, дерево схожих миров Эквуса </text:span><text:span text:style-name="T54">—</text:span><text:span text:style-name="T49"> создали брони. Разумеется, стержнем им послужил именно сериал, но каждый фанфик </text:span><text:span text:style-name="T54">—</text:span><text:span text:style-name="T49">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6"/>
      <text:p text:style-name="P10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6"/>
      <text:p text:style-name="P10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text:soft-page-break/>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6"/>
      <text:p text:style-name="P105">Анакорн аж подпрыгнул на месте от восторга и стал мне аплодировать.</text:p>
      <text:p text:style-name="P106"/>
      <text:p text:style-name="P105"><text:span text:style-name="T49">– Наконец-то я вижу свет в конце тоннеля! Как это не пришло мне в голову! Ты всё отлично увязал! Всё сходится! Более того </text:span><text:span text:style-name="T54">—</text:span><text:span text:style-name="T49"> Анакорн заговорщически подмигнул мне </text:span><text:span text:style-name="T54">—</text:span><text:span text:style-name="T49">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4">— и первой реальной историей в Объединённом Континууме Эквуса</text:span><text:span text:style-name="T49">!</text:span></text:p>
      <text:p text:style-name="P106"/>
      <text:p text:style-name="P106">Я подозрительно посмотрел на Анакорна.</text:p>
      <text:p text:style-name="P106"/>
      <text:p text:style-name="P105"><text:span text:style-name="T18">– </text:span><text:span text:style-name="T49">Какой ещё, нафиг, «мой фанфик»? Я никакого фанфика не писал. И не собираюсь.</text:span></text:p>
      <text:p text:style-name="P106">Анакорн ехидно ухмыльнулся и сделал мне «глазки».</text:p>
      <text:p text:style-name="P105"><text:span text:style-name="T18">– </text:span><text:span text:style-name="T49">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6"/>
      <text:p text:style-name="P106">Я растерялся.</text:p>
      <text:p text:style-name="P105"><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5"><text:span text:style-name="T11">– </text:span>Пиши, как есть. <text:span text:style-name="T11">– </text:span>развёл копытами Анакорн. <text:span text:style-name="T11">– </text:span>Авось сгодится. Я писать точно не буду <text:span text:style-name="T54">— ты меня с кьютимарками уже пригрузил на ближайшие тысячи лет.</text:span></text:p>
      <text:p text:style-name="P105">…</text:p>
      <text:p text:style-name="P105">Факн щит<text:note text:id="ftn21" text:note-class="footnote"><text:note-citation>21</text:note-citation><text:note-body><text:p text:style-name="P141">Fucking shit <text:span text:style-name="T2">–</text:span> <text:span text:style-name="T1">ёбаное дерьмо</text:span></text:p></text:note-body></text:note>!..</text:p>
      <text:p text:style-name="P105">…</text:p>
      <text:p text:style-name="P105">Ну а что мне остаётся? Я фейспамнул.</text:p>
      <text:p text:style-name="P105"/>
      <text:p text:style-name="P105"><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5">Анакорн насупился и спрятал карандаш в гриву.</text:p>
      <text:p text:style-name="P105"><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5"><text:soft-page-break/></text:p>
      <text:p text:style-name="P105">Вот тебе и помахала Эквестрия ручкой, Анон!</text:p>
      <text:p text:style-name="P105"/>
      <text:p text:style-name="P10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4"/>
      <text:p text:style-name="P104">– Пора закругляться. Ты начинаешь сгорать. Надо утрясти последние детали, пока ещё есть пару минут.</text:p>
      <text:p text:style-name="P100">– Валяй. Я тебя внимательно слушаю.</text:p>
      <text:p text:style-name="P10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0">– А я разве сплю?</text:p>
      <text:p text:style-name="P100">– Сейчас — нет. Но как только мы закроем сделку — проснёшься. Потому что нет иного способа вернуть тебя в реальный мир.</text:p>
      <text:p text:style-name="P100">– Эээ, постой! А как я в Эквестрию и к себе обратно проходил?</text:p>
      <text:p text:style-name="P100">–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0">Так вот, возвращать тебя обратно в твой мир я не буду.</text:p>
      <text:p text:style-name="P100"/>
      <text:p text:style-name="P100">Я непонимающе хлопал глазами.</text:p>
      <text:p text:style-name="P100"/>
      <text:p text:style-name="P10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0">Теперь — об оплате.</text:p>
      <text:p text:style-name="P100"><text:soft-page-break/></text:p>
      <text:p text:style-name="P100">Анакорн наклонился ко мне через стол и подмигнул.</text:p>
      <text:p text:style-name="P100"/>
      <text:p text:style-name="P100">– Проси, чего хочешь!</text:p>
      <text:p text:style-name="P100"/>
      <text:p text:style-name="P100">Пока я думал, демиург мурлыкал себе под нос в эйфории: «Да! В такие моменты ощущаешь себя богом! Я крут! Ха-ха!»</text:p>
      <text:p text:style-name="P100"/>
      <text:p text:style-name="P10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0">Ради этого написать фанфик — очень малая цена. Совсем ничтожная.</text:p>
      <text:p text:style-name="P105"/>
      <text:p text:style-name="P105">– Верни Дэш!!!</text:p>
      <text:p text:style-name="P105"/>
      <text:p text:style-name="P105">Копыта Анакорна разъехались и он впечатался мордой в стол.</text:p>
      <text:p text:style-name="P105">– Э-э-э… м-м-м… ну-у-у… Перо мне в зад!.. Нельзя сказать, что это совсем невыполнимо… Но, прямо скажу, задачка не для студента!</text:p>
      <text:p text:style-name="P105">Глаза демиурга бегали, как у застуканного в трамвае безбилетника.</text:p>
      <text:p text:style-name="P105">– А ты студент?</text:p>
      <text:p text:style-name="P105">–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5">– Другое просить не будешь? – сухо переспросил Анакорн. – Учти, время уходит. То, что я вижу в качестве решения, мне не нравится.</text:p>
      <text:p text:style-name="P105">– Нет! – отрезал я.</text:p>
      <text:p text:style-name="P10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5">– Что? Ты о чём?</text:p>
      <text:p text:style-name="P10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5">Есть только маленькая проблемка…</text:p>
      <text:p text:style-name="P105"/>
      <text:p text:style-name="P105">Анакорн скривился и отвёл глаза.</text:p>
      <text:p text:style-name="P105">– Какая?</text:p>
      <text:p text:style-name="P10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6">не знаю даже я. Говорят, это офигенно паршиво, намного хуже смерти. </text:span>Мне очень жаль. Тебе ещё не поздно выбрать что-нибудь другое.</text:p>
      <text:p text:style-name="P105"><text:soft-page-break/>Я вздохнул. Слишком много философии на мою голову!</text:p>
      <text:p text:style-name="P105">– Делай, как я сказал! А я сделаю своё.</text:p>
      <text:p text:style-name="P105"/>
      <text:p text:style-name="P10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0">– Ты ещё увидишь пару-тройку снов на прощание. Это мой подарок тебе. Удачи!</text:p>
      <text:p text:style-name="P100"/>
      <text:p text:style-name="P111">~~~</text:p>
      <text:p text:style-name="P106"/>
      <text:p text:style-name="P106">– Здравствуй, Анон. – Селестия стояла передо мной без привычных взгляду властных регалий. – Я хочу поблагодарить тебя за всё.</text:p>
      <text:p text:style-name="P106">– Привет, Сел. Я рад, что с тобой всё в порядке.</text:p>
      <text:p text:style-name="P106">Аликорница стояла передо мной в сияющем ореоле гривы. Потом она нерешительно сделала шаг навстречу.</text:p>
      <text:p text:style-name="P10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6">Я устало рассмеялся.</text:p>
      <text:p text:style-name="P106">– Сел, я завязал с конеёбством. Извини.</text:p>
      <text:p text:style-name="P10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6">– В другое время, в другом месте, Анон! В другое время, в другом месте!</text:p>
      <text:p text:style-name="P106"/>
      <text:p text:style-name="P109">~~~</text:p>
      <text:p text:style-name="P109"/>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3">Тёмная аликорница тяжело вздохнула.</text:p>
      <text:p text:style-name="P10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3">– Я был бы рад. Мне жаль, что из-за меня погиб твой особенный пони.</text:p>
      <text:p text:style-name="P103">Луна горько вздохнула.</text:p>
      <text:p text:style-name="P10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text:p>
      <text:p text:style-name="P103"><text:soft-page-break/>Аликорница подняла копыто и прижала его к моей груди.</text:p>
      <text:p text:style-name="P10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0"/>
      <text:p text:style-name="P109">~~~</text:p>
      <text:p text:style-name="P110"/>
      <text:p text:style-name="P103">– Думал от меня в другой реальности спрятаться, Проводничёк?!</text:p>
      <text:p text:style-name="P103">Передо мной возникла хмурая морда Дискорда.</text:p>
      <text:p text:style-name="P10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3">Так что, Проводничёк, мы ещё встретимся! В другое время и в другом месте! Жди! В другое время, в другом месте!!!</text:p>
      <text:p text:style-name="P107"/>
      <text:p text:style-name="P108">~~~</text:p>
      <text:p text:style-name="P100"/>
      <text:p text:style-name="P103">– Анон?</text:p>
      <text:p text:style-name="P103">– Дэш?!!</text:p>
      <text:p text:style-name="P103">– Эмм… Ты мне снишься?</text:p>
      <text:p text:style-name="P103">– Нет, Дэш, это ты мне снишься.</text:p>
      <text:p text:style-name="P10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3">Пегаска почесала в затылке со смущением.</text:p>
      <text:p text:style-name="P103">– Да? Правда? Ну, офигеть! Что-то я такого не помню совсем. А ты как?</text:p>
      <text:p text:style-name="P99"><text:span text:style-name="T30">– Я в порядке. Вот, возвращаюсь </text:span>в свой мир. Ну, не совсем <text:span text:style-name="T1">в свой</text:span>. Почти.</text:p>
      <text:p text:style-name="P99"><text:span text:style-name="T1">–</text:span> Навсегда? <text:span text:style-name="T1">Ты не вернёшься?</text:span></text:p>
      <text:p text:style-name="P99"><text:span text:style-name="T1">–</text:span> Скорее всего, да.</text:p>
      <text:p text:style-name="P99"><text:span text:style-name="T1">–</text:span> Это плохо. <text:span text:style-name="T1">Я хотела тебе сказать</text:span>…</text:p>
      <text:p text:style-name="P99"><text:span text:style-name="T1">–</text:span> Не надо, Дэш. Не стоит. Мне очень жаль.</text:p>
      <text:p text:style-name="P9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0">В голосе пегаски слышались слёзы.</text:p>
      <text:p text:style-name="P9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9"><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9"><text:soft-page-break/><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9"><text:span text:style-name="T1">–</text:span> И тебя, и Твайлайт, и <text:span text:style-name="T1">Пинки</text:span>, и <text:span text:style-name="T1">Эпплджек</text:span>, и всех-всех-всех… Таковы правила.</text:p>
      <text:p text:style-name="P99"><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9">Я опустил руку на шею <text:span text:style-name="T1">пегаски</text:span> и ощутил теплоту и лёгкое покалывание в пустоте.</text:p>
      <text:p text:style-name="P99"><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9"><text:span text:style-name="T1">–</text:span> И лучше рано, чем поздно! Я не люблю <text:span text:style-name="T1">долго </text:span>ждать!</text:p>
      <text:p text:style-name="P99"><text:span text:style-name="T1">–</text:span> Да, Дэш. <text:span text:style-name="T1">–</text:span> её образ начал таять. <text:span text:style-name="T1">–</text:span> Да, я помню.</text:p>
      <text:p text:style-name="P99"/>
      <text:p text:style-name="P99">Я всё ещё помню…</text:p>
      <text:p text:style-name="P52"/>
      <text:h text:style-name="Heading_20_2" text:outline-level="2">Эпилог. Земля</text:h>
      <text:p text:style-name="P112"/>
      <text:p text:style-name="P118">Звон будильника чуть не проломил башку. Я открыл глаза. </text:p>
      <text:p text:style-name="P118"/>
      <text:p text:style-name="P119"><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
      <text:p text:style-name="P118"><text:span text:style-name="T1">Я нашарил ногами тапки и пошёл в ванную. Проходя мимо стола, зацепился взглядом за</text:span> эскиз <text:span text:style-name="T1">рисунка</text:span>.</text:p>
      <text:p text:style-name="P118"/>
      <text:p text:style-name="P11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6"/>
      <text:p text:style-name="P114">Для того, чтобы выдавить остатки пасты на щётку, пришлось затратить серьёзные усилия.</text:p>
      <text:p text:style-name="P114"/>
      <text:p text:style-name="P115">Ага, и купить туалетной бумаги. Иначе уже вечером придётся использовать рекламки, что кидают в почтовый ящик. А они, блин, глянцевые!</text:p>
      <text:p text:style-name="P115"/>
      <text:p text:style-name="P117">Мысли вернулись к фантазии.</text:p>
      <text:p text:style-name="P117"/>
      <text:p text:style-name="P115">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5"/>
      <text:p text:style-name="P114">Попытка притронуться щёткой к зубу вызвала ноющую боль. </text:p>
      <text:p text:style-name="P114"/>
      <text:p text:style-name="P116"><text:soft-page-break/>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6"/>
      <text:p text:style-name="P114">Доставая из стола ключи от машины, опять наткнулся взглядом на эскиз.</text:p>
      <text:p text:style-name="P114"/>
      <text:p text:style-name="P116">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6">А вот, кстати… А почему бы и нет? Хорошее ведь название? И интригующее — сразу сесть за клавиатуру захотелось.</text:p>
      <text:p text:style-name="P116"/>
      <text:p text:style-name="P116">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7</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10-25T00:22:51.89</dc:date>
    <meta:editing-duration>P150DT6H42M46S</meta:editing-duration>
    <meta:editing-cycles>9513</meta:editing-cycles>
    <meta:generator>OpenOffice/4.1.1$Win32 OpenOffice.org_project/411m6$Build-9775</meta:generator>
    <meta:printed-by>макс </meta:printed-by>
    <meta:print-date>2017-08-23T21:51:29.95</meta:print-date>
    <meta:document-statistic meta:table-count="0" meta:image-count="0" meta:object-count="0" meta:page-count="242" meta:paragraph-count="4796" meta:word-count="106415" meta:character-count="676796"/>
    <dc:creator>макс </dc:creator>
  </office:meta>
</office:document-meta>
</file>